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9.17cm" fo:margin-left="-0.182cm" fo:margin-top="0cm" fo:margin-bottom="0cm" table:align="left"/>
    </style:style>
    <style:style style:name="Table1.A" style:family="table-column">
      <style:table-column-properties style:column-width="3.198cm"/>
    </style:style>
    <style:style style:name="Table1.B" style:family="table-column">
      <style:table-column-properties style:column-width="0.374cm"/>
    </style:style>
    <style:style style:name="Table1.C" style:family="table-column">
      <style:table-column-properties style:column-width="1.434cm"/>
    </style:style>
    <style:style style:name="Table1.D" style:family="table-column">
      <style:table-column-properties style:column-width="1.676cm"/>
    </style:style>
    <style:style style:name="Table1.E" style:family="table-column">
      <style:table-column-properties style:column-width="2.249cm"/>
    </style:style>
    <style:style style:name="Table1.F" style:family="table-column">
      <style:table-column-properties style:column-width="0.859cm"/>
    </style:style>
    <style:style style:name="Table1.G" style:family="table-column">
      <style:table-column-properties style:column-width="2.955cm"/>
    </style:style>
    <style:style style:name="Table1.H" style:family="table-column">
      <style:table-column-properties style:column-width="0.882cm"/>
    </style:style>
    <style:style style:name="Table1.I" style:family="table-column">
      <style:table-column-properties style:column-width="2.007cm"/>
    </style:style>
    <style:style style:name="Table1.J" style:family="table-column">
      <style:table-column-properties style:column-width="3.537cm"/>
    </style:style>
    <style:style style:name="Table1.1" style:family="table-row">
      <style:table-row-properties fo:keep-together="auto"/>
    </style:style>
    <style:style style:name="Table1.A1" style:family="table-cell">
      <style:table-cell-properties fo:background-color="#5b9bd5" fo:padding="0.176cm" fo:border="1pt solid #5b9bd5">
        <style:background-image/>
      </style:table-cell-properties>
    </style:style>
    <style:style style:name="Table1.A2" style:family="table-cell">
      <style:table-cell-properties fo:background-color="#deeaf6" fo:padding="0.176cm" fo:border-left="1pt solid #9cc2e5" fo:border-right="1pt solid #9cc2e5" fo:border-top="0.75pt solid #000001" fo:border-bottom="1pt solid #9cc2e5">
        <style:background-image/>
      </style:table-cell-properties>
    </style:style>
    <style:style style:name="Table1.B2" style:family="table-cell">
      <style:table-cell-properties fo:padding="0.176cm" fo:border-left="0.75pt solid #000001" fo:border-right="1pt solid #9cc2e5" fo:border-top="0.75pt solid #000001" fo:border-bottom="1pt solid #9cc2e5"/>
    </style:style>
    <style:style style:name="Table1.B3" style:family="table-cell">
      <style:table-cell-properties fo:padding="0.176cm" fo:border-left="0.75pt solid #000001" fo:border-right="1pt solid #9cc2e5" fo:border-top="0.75pt solid #000001" fo:border-bottom="1pt solid #9cc2e5"/>
    </style:style>
    <style:style style:name="Table1.B4" style:family="table-cell">
      <style:table-cell-properties fo:padding="0.176cm" fo:border-left="0.75pt solid #000001" fo:border-right="1pt solid #9cc2e5" fo:border-top="0.75pt solid #000001" fo:border-bottom="1pt solid #9cc2e5"/>
    </style:style>
    <style:style style:name="Table1.D5" style:family="table-cell">
      <style:table-cell-properties fo:background-color="#deeaf6" fo:padding="0.176cm" fo:border-left="0.75pt solid #000001" fo:border-right="1pt solid #9cc2e5" fo:border-top="0.75pt solid #000001" fo:border-bottom="1pt solid #9cc2e5">
        <style:background-image/>
      </style:table-cell-properties>
    </style:style>
    <style:style style:name="Table1.A6" style:family="table-cell">
      <style:table-cell-properties fo:padding="0.176cm" fo:border-left="1pt solid #9cc2e5" fo:border-right="1pt solid #9cc2e5" fo:border-top="0.75pt solid #000001" fo:border-bottom="1pt solid #9cc2e5"/>
    </style:style>
    <style:style style:name="Table1.D6" style:family="table-cell">
      <style:table-cell-properties fo:padding="0.176cm" fo:border-left="0.75pt solid #000001" fo:border-right="1pt solid #9cc2e5" fo:border-top="0.75pt solid #000001" fo:border-bottom="1pt solid #9cc2e5"/>
    </style:style>
    <style:style style:name="Table1.F6" style:family="table-cell">
      <style:table-cell-properties fo:padding="0.176cm" fo:border-left="0.75pt solid #000001" fo:border-right="1pt solid #9cc2e5" fo:border-top="0.75pt solid #000001" fo:border-bottom="1pt solid #9cc2e5"/>
    </style:style>
    <style:style style:name="Table1.I6" style:family="table-cell">
      <style:table-cell-properties fo:padding="0.176cm" fo:border-left="0.75pt solid #000001" fo:border-right="1pt solid #9cc2e5" fo:border-top="0.75pt solid #000001" fo:border-bottom="1pt solid #9cc2e5"/>
    </style:style>
    <style:style style:name="Table1.A7" style:family="table-cell">
      <style:table-cell-properties fo:background-color="#5b9bd5" fo:padding="0.176cm" fo:border-left="1pt solid #9cc2e5" fo:border-right="1pt solid #9cc2e5" fo:border-top="0.75pt solid #000001" fo:border-bottom="1pt solid #9cc2e5">
        <style:background-image/>
      </style:table-cell-properties>
    </style:style>
    <style:style style:name="Table1.C9" style:family="table-cell">
      <style:table-cell-properties fo:padding="0.176cm" fo:border-left="0.75pt solid #000001" fo:border-right="1pt solid #9cc2e5" fo:border-top="0.75pt solid #000001" fo:border-bottom="1pt solid #9cc2e5"/>
    </style:style>
    <style:style style:name="Table1.E9" style:family="table-cell">
      <style:table-cell-properties fo:padding="0.176cm" fo:border-left="0.75pt solid #000001" fo:border-right="1pt solid #9cc2e5" fo:border-top="0.75pt solid #000001" fo:border-bottom="1pt solid #9cc2e5"/>
    </style:style>
    <style:style style:name="Table1.G9" style:family="table-cell">
      <style:table-cell-properties fo:padding="0.176cm" fo:border-left="0.75pt solid #000001" fo:border-right="1pt solid #9cc2e5" fo:border-top="0.75pt solid #000001" fo:border-bottom="1pt solid #9cc2e5"/>
    </style:style>
    <style:style style:name="Table1.H9" style:family="table-cell">
      <style:table-cell-properties fo:padding="0.176cm" fo:border-left="0.75pt solid #000001" fo:border-right="1pt solid #9cc2e5" fo:border-top="0.75pt solid #000001" fo:border-bottom="1pt solid #9cc2e5"/>
    </style:style>
    <style:style style:name="Table1.J9" style:family="table-cell">
      <style:table-cell-properties fo:padding="0.176cm" fo:border-left="0.75pt solid #000001" fo:border-right="1pt solid #9cc2e5" fo:border-top="0.75pt solid #000001" fo:border-bottom="1pt solid #9cc2e5"/>
    </style:style>
    <style:style style:name="Table1.A10" style:family="table-cell">
      <style:table-cell-properties fo:padding="0.176cm" fo:border-left="1pt solid #9cc2e5" fo:border-right="1pt solid #9cc2e5" fo:border-top="0.75pt solid #000001" fo:border-bottom="1pt solid #9cc2e5"/>
    </style:style>
    <style:style style:name="Table1.C10" style:family="table-cell">
      <style:table-cell-properties fo:padding="0.176cm" fo:border-left="0.75pt solid #000001" fo:border-right="1pt solid #9cc2e5" fo:border-top="0.75pt solid #000001" fo:border-bottom="1pt solid #9cc2e5"/>
    </style:style>
    <style:style style:name="Table1.E10" style:family="table-cell">
      <style:table-cell-properties fo:padding="0.176cm" fo:border-left="0.75pt solid #000001" fo:border-right="1pt solid #9cc2e5" fo:border-top="0.75pt solid #000001" fo:border-bottom="1pt solid #9cc2e5"/>
    </style:style>
    <style:style style:name="Table1.G10" style:family="table-cell">
      <style:table-cell-properties fo:padding="0.176cm" fo:border-left="0.75pt solid #000001" fo:border-right="1pt solid #9cc2e5" fo:border-top="0.75pt solid #000001" fo:border-bottom="1pt solid #9cc2e5"/>
    </style:style>
    <style:style style:name="Table1.H10" style:family="table-cell">
      <style:table-cell-properties fo:padding="0.176cm" fo:border-left="0.75pt solid #000001" fo:border-right="1pt solid #9cc2e5" fo:border-top="0.75pt solid #000001" fo:border-bottom="1pt solid #9cc2e5"/>
    </style:style>
    <style:style style:name="Table1.J10" style:family="table-cell">
      <style:table-cell-properties fo:padding="0.176cm" fo:border-left="0.75pt solid #000001" fo:border-right="1pt solid #9cc2e5" fo:border-top="0.75pt solid #000001" fo:border-bottom="1pt solid #9cc2e5"/>
    </style:style>
    <style:style style:name="Table2" style:family="table">
      <style:table-properties style:width="19.5cm" fo:margin-left="-0.203cm" fo:margin-top="0cm" fo:margin-bottom="0cm" table:align="left"/>
    </style:style>
    <style:style style:name="Table2.A" style:family="table-column">
      <style:table-column-properties style:column-width="5.299cm"/>
    </style:style>
    <style:style style:name="Table2.B" style:family="table-column">
      <style:table-column-properties style:column-width="9.216cm"/>
    </style:style>
    <style:style style:name="Table2.C" style:family="table-column">
      <style:table-column-properties style:column-width="4.985cm"/>
    </style:style>
    <style:style style:name="Table2.1" style:family="table-row">
      <style:table-row-properties fo:keep-together="auto"/>
    </style:style>
    <style:style style:name="Table2.A1" style:family="table-cell">
      <style:table-cell-properties fo:background-color="#5b9bd5" fo:padding="0.176cm" fo:border="1pt solid #5b9bd5">
        <style:background-image/>
      </style:table-cell-properties>
    </style:style>
    <style:style style:name="Table2.A2" style:family="table-cell">
      <style:table-cell-properties fo:background-color="#deeaf6" fo:padding="0.176cm" fo:border-left="1pt solid #9cc2e5" fo:border-right="1pt solid #9cc2e5" fo:border-top="0.75pt solid #000001" fo:border-bottom="1pt solid #9cc2e5">
        <style:background-image/>
      </style:table-cell-properties>
    </style:style>
    <style:style style:name="Table2.B2" style:family="table-cell">
      <style:table-cell-properties fo:padding="0.176cm" fo:border-left="0.75pt solid #000001" fo:border-right="1pt solid #9cc2e5" fo:border-top="0.75pt solid #000001" fo:border-bottom="1pt solid #9cc2e5"/>
    </style:style>
    <style:style style:name="Table2.A3" style:family="table-cell">
      <style:table-cell-properties fo:background-color="#5b9bd5" fo:padding="0.176cm" fo:border-left="1pt solid #9cc2e5" fo:border-right="1pt solid #9cc2e5" fo:border-top="0.75pt solid #000001" fo:border-bottom="1pt solid #9cc2e5">
        <style:background-image/>
      </style:table-cell-properties>
    </style:style>
    <style:style style:name="Table2.B4" style:family="table-cell">
      <style:table-cell-properties fo:padding="0.176cm" fo:border-left="0.75pt solid #000001" fo:border-right="1pt solid #9cc2e5" fo:border-top="0.75pt solid #000001" fo:border-bottom="1pt solid #9cc2e5"/>
    </style:style>
    <style:style style:name="Table2.A5" style:family="table-cell">
      <style:table-cell-properties fo:padding="0.176cm" fo:border-left="1pt solid #9cc2e5" fo:border-right="1pt solid #9cc2e5" fo:border-top="0.75pt solid #000001" fo:border-bottom="1pt solid #9cc2e5"/>
    </style:style>
    <style:style style:name="Table2.B5" style:family="table-cell">
      <style:table-cell-properties fo:padding="0.176cm" fo:border-left="0.75pt solid #000001" fo:border-right="1pt solid #9cc2e5" fo:border-top="0.75pt solid #000001" fo:border-bottom="1pt solid #9cc2e5"/>
    </style:style>
    <style:style style:name="Table2.B6" style:family="table-cell">
      <style:table-cell-properties fo:padding="0.176cm" fo:border-left="0.75pt solid #000001" fo:border-right="1pt solid #9cc2e5" fo:border-top="0.75pt solid #000001" fo:border-bottom="1pt solid #9cc2e5"/>
    </style:style>
    <style:style style:name="Table2.B8" style:family="table-cell">
      <style:table-cell-properties fo:padding="0.176cm" fo:border-left="0.75pt solid #000001" fo:border-right="1pt solid #9cc2e5" fo:border-top="0.75pt solid #000001" fo:border-bottom="1pt solid #9cc2e5"/>
    </style:style>
    <style:style style:name="Table2.B9" style:family="table-cell">
      <style:table-cell-properties fo:padding="0.176cm" fo:border-left="0.75pt solid #000001" fo:border-right="1pt solid #9cc2e5" fo:border-top="0.75pt solid #000001" fo:border-bottom="1pt solid #9cc2e5"/>
    </style:style>
    <style:style style:name="Table2.B10" style:family="table-cell">
      <style:table-cell-properties fo:padding="0.176cm" fo:border-left="0.75pt solid #000001" fo:border-right="1pt solid #9cc2e5" fo:border-top="0.75pt solid #000001" fo:border-bottom="1pt solid #9cc2e5"/>
    </style:style>
    <style:style style:name="Table2.B13" style:family="table-cell">
      <style:table-cell-properties fo:padding="0.176cm" fo:border-left="0.75pt solid #000001" fo:border-right="1pt solid #9cc2e5" fo:border-top="0.75pt solid #000001" fo:border-bottom="1pt solid #9cc2e5"/>
    </style:style>
    <style:style style:name="Table2.B14" style:family="table-cell">
      <style:table-cell-properties fo:padding="0.176cm" fo:border-left="0.75pt solid #000001" fo:border-right="1pt solid #9cc2e5" fo:border-top="0.75pt solid #000001" fo:border-bottom="1pt solid #9cc2e5"/>
    </style:style>
    <style:style style:name="Table2.B15" style:family="table-cell">
      <style:table-cell-properties fo:padding="0.176cm" fo:border-left="0.75pt solid #000001" fo:border-right="1pt solid #9cc2e5" fo:border-top="0.75pt solid #000001" fo:border-bottom="1pt solid #9cc2e5"/>
    </style:style>
    <style:style style:name="Table2.B17" style:family="table-cell">
      <style:table-cell-properties fo:padding="0.176cm" fo:border-left="0.75pt solid #000001" fo:border-right="1pt solid #9cc2e5" fo:border-top="0.75pt solid #000001" fo:border-bottom="1pt solid #9cc2e5"/>
    </style:style>
    <style:style style:name="Table2.B19" style:family="table-cell">
      <style:table-cell-properties fo:padding="0.176cm" fo:border-left="0.75pt solid #000001" fo:border-right="1pt solid #9cc2e5" fo:border-top="0.75pt solid #000001" fo:border-bottom="1pt solid #9cc2e5"/>
    </style:style>
    <style:style style:name="Table2.B21" style:family="table-cell">
      <style:table-cell-properties fo:padding="0.176cm" fo:border-left="0.75pt solid #000001" fo:border-right="1pt solid #9cc2e5" fo:border-top="0.75pt solid #000001" fo:border-bottom="1pt solid #9cc2e5"/>
    </style:style>
    <style:style style:name="Table2.B22" style:family="table-cell">
      <style:table-cell-properties fo:padding="0.176cm" fo:border-left="0.75pt solid #000001" fo:border-right="1pt solid #9cc2e5" fo:border-top="0.75pt solid #000001" fo:border-bottom="1pt solid #9cc2e5"/>
    </style:style>
    <style:style style:name="Table2.B23" style:family="table-cell">
      <style:table-cell-properties fo:padding="0.176cm" fo:border-left="0.75pt solid #000001" fo:border-right="1pt solid #9cc2e5" fo:border-top="0.75pt solid #000001" fo:border-bottom="1pt solid #9cc2e5"/>
    </style:style>
    <style:style style:name="Table2.B24" style:family="table-cell">
      <style:table-cell-properties fo:padding="0.176cm" fo:border-left="0.75pt solid #000001" fo:border-right="1pt solid #9cc2e5" fo:border-top="0.75pt solid #000001" fo:border-bottom="1pt solid #9cc2e5"/>
    </style:style>
    <style:style style:name="Table2.C26" style:family="table-cell">
      <style:table-cell-properties fo:padding="0.176cm" fo:border-left="0.75pt solid #000001" fo:border-right="1pt solid #9cc2e5" fo:border-top="0.75pt solid #000001" fo:border-bottom="1pt solid #9cc2e5"/>
    </style:style>
    <style:style style:name="Table2.C27" style:family="table-cell">
      <style:table-cell-properties fo:padding="0.176cm" fo:border-left="0.75pt solid #000001" fo:border-right="1pt solid #9cc2e5" fo:border-top="0.75pt solid #000001" fo:border-bottom="1pt solid #9cc2e5"/>
    </style:style>
    <style:style style:name="Table2.C28" style:family="table-cell">
      <style:table-cell-properties fo:padding="0.176cm" fo:border-left="0.75pt solid #000001" fo:border-right="1pt solid #9cc2e5" fo:border-top="0.75pt solid #000001" fo:border-bottom="1pt solid #9cc2e5"/>
    </style:style>
    <style:style style:name="Table2.C29" style:family="table-cell">
      <style:table-cell-properties fo:padding="0.176cm" fo:border-left="0.75pt solid #000001" fo:border-right="1pt solid #9cc2e5" fo:border-top="0.75pt solid #000001" fo:border-bottom="1pt solid #9cc2e5"/>
    </style:style>
    <style:style style:name="Table2.C30" style:family="table-cell">
      <style:table-cell-properties fo:padding="0.176cm" fo:border-left="0.75pt solid #000001" fo:border-right="1pt solid #9cc2e5" fo:border-top="0.75pt solid #000001" fo:border-bottom="1pt solid #9cc2e5"/>
    </style:style>
    <style:style style:name="Table2.B31" style:family="table-cell">
      <style:table-cell-properties fo:padding="0.176cm" fo:border-left="0.75pt solid #000001" fo:border-right="1pt solid #9cc2e5" fo:border-top="0.75pt solid #000001" fo:border-bottom="1pt solid #9cc2e5"/>
    </style:style>
    <style:style style:name="Table2.B33" style:family="table-cell">
      <style:table-cell-properties fo:padding="0.176cm" fo:border-left="0.75pt solid #000001" fo:border-right="1pt solid #9cc2e5" fo:border-top="0.75pt solid #000001" fo:border-bottom="1pt solid #9cc2e5"/>
    </style:style>
    <style:style style:name="Table2.B34" style:family="table-cell">
      <style:table-cell-properties fo:padding="0.176cm" fo:border-left="0.75pt solid #000001" fo:border-right="1pt solid #9cc2e5" fo:border-top="0.75pt solid #000001" fo:border-bottom="1pt solid #9cc2e5"/>
    </style:style>
    <style:style style:name="Table2.C36" style:family="table-cell">
      <style:table-cell-properties fo:background-color="#deeaf6" fo:padding="0.176cm" fo:border-left="0.75pt solid #000001" fo:border-right="1pt solid #9cc2e5" fo:border-top="0.75pt solid #000001" fo:border-bottom="1pt solid #9cc2e5">
        <style:background-image/>
      </style:table-cell-properties>
    </style:style>
    <style:style style:name="Table2.C37" style:family="table-cell">
      <style:table-cell-properties fo:padding="0.176cm" fo:border-left="0.75pt solid #000001" fo:border-right="1pt solid #9cc2e5" fo:border-top="0.75pt solid #000001" fo:border-bottom="1pt solid #9cc2e5"/>
    </style:style>
    <style:style style:name="Table2.C38" style:family="table-cell">
      <style:table-cell-properties fo:padding="0.176cm" fo:border-left="0.75pt solid #000001" fo:border-right="1pt solid #9cc2e5" fo:border-top="0.75pt solid #000001" fo:border-bottom="1pt solid #9cc2e5"/>
    </style:style>
    <style:style style:name="Table2.C39" style:family="table-cell">
      <style:table-cell-properties fo:padding="0.176cm" fo:border-left="0.75pt solid #000001" fo:border-right="1pt solid #9cc2e5" fo:border-top="0.75pt solid #000001" fo:border-bottom="1pt solid #9cc2e5"/>
    </style:style>
    <style:style style:name="Table2.C40" style:family="table-cell">
      <style:table-cell-properties fo:padding="0.176cm" fo:border-left="0.75pt solid #000001" fo:border-right="1pt solid #9cc2e5" fo:border-top="0.75pt solid #000001" fo:border-bottom="1pt solid #9cc2e5"/>
    </style:style>
    <style:style style:name="Table2.C41" style:family="table-cell">
      <style:table-cell-properties fo:padding="0.176cm" fo:border-left="0.75pt solid #000001" fo:border-right="1pt solid #9cc2e5" fo:border-top="0.75pt solid #000001" fo:border-bottom="1pt solid #9cc2e5"/>
    </style:style>
    <style:style style:name="Table2.B42" style:family="table-cell">
      <style:table-cell-properties fo:padding="0.176cm" fo:border-left="0.75pt solid #000001" fo:border-right="1pt solid #9cc2e5" fo:border-top="0.75pt solid #000001" fo:border-bottom="1pt solid #9cc2e5"/>
    </style:style>
    <style:style style:name="Table2.C43" style:family="table-cell">
      <style:table-cell-properties fo:padding="0.176cm" fo:border-left="0.75pt solid #000001" fo:border-right="1pt solid #9cc2e5" fo:border-top="0.75pt solid #000001" fo:border-bottom="1pt solid #9cc2e5"/>
    </style:style>
    <style:style style:name="Table2.B45" style:family="table-cell">
      <style:table-cell-properties fo:padding="0.176cm" fo:border-left="0.75pt solid #000001" fo:border-right="1pt solid #9cc2e5" fo:border-top="0.75pt solid #000001" fo:border-bottom="1pt solid #9cc2e5"/>
    </style:style>
    <style:style style:name="Table2.B46" style:family="table-cell">
      <style:table-cell-properties fo:padding="0.176cm" fo:border-left="0.75pt solid #000001" fo:border-right="1pt solid #9cc2e5" fo:border-top="0.75pt solid #000001" fo:border-bottom="1pt solid #9cc2e5"/>
    </style:style>
    <style:style style:name="Table2.B48" style:family="table-cell">
      <style:table-cell-properties fo:padding="0.176cm" fo:border-left="0.75pt solid #000001" fo:border-right="1pt solid #9cc2e5" fo:border-top="0.75pt solid #000001" fo:border-bottom="1pt solid #9cc2e5"/>
    </style:style>
    <style:style style:name="Table2.A49" style:family="table-cell">
      <style:table-cell-properties fo:padding="0.176cm" fo:border="0.75pt solid #000001"/>
    </style:style>
    <style:style style:name="Table2.B49" style:family="table-cell">
      <style:table-cell-properties fo:padding="0.176cm" fo:border="0.75pt solid #000001"/>
    </style:style>
    <style:style style:name="Table2.C49" style:family="table-cell">
      <style:table-cell-properties fo:padding="0.176cm" fo:border="0.75pt solid #000001"/>
    </style:style>
    <style:style style:name="Table3" style:family="table">
      <style:table-properties style:width="15.663cm" fo:margin-left="-0.203cm" fo:margin-top="0cm" fo:margin-bottom="0cm" table:align="left"/>
    </style:style>
    <style:style style:name="Table3.A" style:family="table-column">
      <style:table-column-properties style:column-width="4.39cm"/>
    </style:style>
    <style:style style:name="Table3.B" style:family="table-column">
      <style:table-column-properties style:column-width="11.273cm"/>
    </style:style>
    <style:style style:name="Table3.1" style:family="table-row">
      <style:table-row-properties fo:keep-together="auto"/>
    </style:style>
    <style:style style:name="Table3.A1" style:family="table-cell">
      <style:table-cell-properties fo:background-color="#5b9bd5" fo:padding="0.176cm" fo:border="1pt solid #5b9bd5">
        <style:background-image/>
      </style:table-cell-properties>
    </style:style>
    <style:style style:name="Table3.A2" style:family="table-cell">
      <style:table-cell-properties fo:background-color="#deeaf6" fo:padding="0.176cm" fo:border-left="1pt solid #9cc2e5" fo:border-right="1pt solid #9cc2e5" fo:border-top="0.75pt solid #000001" fo:border-bottom="1pt solid #9cc2e5">
        <style:background-image/>
      </style:table-cell-properties>
    </style:style>
    <style:style style:name="Table3.B2" style:family="table-cell">
      <style:table-cell-properties fo:padding="0.176cm" fo:border-left="0.75pt solid #000001" fo:border-right="1pt solid #9cc2e5" fo:border-top="0.75pt solid #000001" fo:border-bottom="1pt solid #9cc2e5"/>
    </style:style>
    <style:style style:name="Table3.B3" style:family="table-cell">
      <style:table-cell-properties fo:padding="0.176cm" fo:border-left="0.75pt solid #000001" fo:border-right="1pt solid #9cc2e5" fo:border-top="0.75pt solid #000001" fo:border-bottom="1pt solid #9cc2e5"/>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size="5pt" style:font-size-asian="5pt" style:font-size-complex="5pt"/>
    </style:style>
    <style:style style:name="P3" style:family="paragraph" style:parent-style-name="Standard">
      <style:paragraph-properties fo:margin-top="0cm" fo:margin-bottom="0cm" loext:contextual-spacing="false"/>
      <style:text-properties style:font-name="Verdana" fo:font-size="8pt" style:font-name-asian="Verdana1" style:font-size-asian="8pt" style:font-name-complex="Verdana1" style:font-size-complex="8pt"/>
    </style:style>
    <style:style style:name="P4" style:family="paragraph" style:parent-style-name="Standard">
      <style:paragraph-properties fo:margin-top="0cm" fo:margin-bottom="0cm" loext:contextual-spacing="false"/>
      <style:text-properties style:font-name="Calibri" officeooo:paragraph-rsid="003afa45"/>
    </style:style>
    <style:style style:name="P5" style:family="paragraph" style:parent-style-name="Standard">
      <style:paragraph-properties fo:margin-top="0.106cm" fo:margin-bottom="0.106cm" loext:contextual-spacing="false" fo:line-height="100%"/>
    </style:style>
    <style:style style:name="P6" style:family="paragraph" style:parent-style-name="Standard">
      <style:paragraph-properties fo:margin-top="0.106cm" fo:margin-bottom="0.106cm" loext:contextual-spacing="false" fo:line-height="100%"/>
      <style:text-properties officeooo:paragraph-rsid="001e8945"/>
    </style:style>
    <style:style style:name="P7" style:family="paragraph" style:parent-style-name="Standard">
      <style:paragraph-properties fo:margin-top="0.106cm" fo:margin-bottom="0.106cm" loext:contextual-spacing="false" fo:line-height="100%">
        <style:tab-stops>
          <style:tab-stop style:position="13.714cm"/>
        </style:tab-stops>
      </style:paragraph-properties>
      <style:text-properties officeooo:paragraph-rsid="0024af82"/>
    </style:style>
    <style:style style:name="P8" style:family="paragraph" style:parent-style-name="Standard">
      <style:paragraph-properties fo:margin-top="0.106cm" fo:margin-bottom="0.106cm" loext:contextual-spacing="false" fo:line-height="100%"/>
      <style:text-properties officeooo:paragraph-rsid="0029286f"/>
    </style:style>
    <style:style style:name="P9" style:family="paragraph" style:parent-style-name="Standard">
      <style:paragraph-properties fo:margin-top="0.106cm" fo:margin-bottom="0.106cm" loext:contextual-spacing="false" fo:line-height="100%"/>
      <style:text-properties officeooo:paragraph-rsid="002c44d1"/>
    </style:style>
    <style:style style:name="P10" style:family="paragraph" style:parent-style-name="Standard">
      <style:paragraph-properties fo:margin-top="0.106cm" fo:margin-bottom="0.106cm" loext:contextual-spacing="false" fo:line-height="100%"/>
      <style:text-properties officeooo:paragraph-rsid="002efd5b"/>
    </style:style>
    <style:style style:name="P11" style:family="paragraph" style:parent-style-name="Standard">
      <style:paragraph-properties fo:margin-top="0.106cm" fo:margin-bottom="0.106cm" loext:contextual-spacing="false" fo:line-height="100%"/>
      <style:text-properties officeooo:rsid="001d487d" officeooo:paragraph-rsid="001d487d"/>
    </style:style>
    <style:style style:name="P12" style:family="paragraph" style:parent-style-name="Standard">
      <style:paragraph-properties fo:margin-top="0.106cm" fo:margin-bottom="0.106cm" loext:contextual-spacing="false" fo:line-height="100%"/>
      <style:text-properties officeooo:rsid="001e8945" officeooo:paragraph-rsid="001e8945"/>
    </style:style>
    <style:style style:name="P13" style:family="paragraph" style:parent-style-name="Standard">
      <style:paragraph-properties fo:margin-top="0.106cm" fo:margin-bottom="0.106cm" loext:contextual-spacing="false" fo:line-height="100%"/>
      <style:text-properties officeooo:rsid="001e8d89" officeooo:paragraph-rsid="001e8d89"/>
    </style:style>
    <style:style style:name="P14" style:family="paragraph" style:parent-style-name="Standard">
      <style:paragraph-properties fo:margin-top="0.106cm" fo:margin-bottom="0.106cm" loext:contextual-spacing="false" fo:line-height="100%"/>
      <style:text-properties officeooo:rsid="0022eb58" officeooo:paragraph-rsid="0022eb58"/>
    </style:style>
    <style:style style:name="P15" style:family="paragraph" style:parent-style-name="Standard">
      <style:paragraph-properties fo:margin-top="0.106cm" fo:margin-bottom="0.106cm" loext:contextual-spacing="false" fo:line-height="100%"/>
      <style:text-properties officeooo:rsid="002b5e0f" officeooo:paragraph-rsid="002b5e0f"/>
    </style:style>
    <style:style style:name="P16" style:family="paragraph" style:parent-style-name="Standard">
      <style:paragraph-properties fo:margin-top="0.106cm" fo:margin-bottom="0.106cm" loext:contextual-spacing="false" fo:line-height="100%"/>
      <style:text-properties officeooo:rsid="003031ea" officeooo:paragraph-rsid="003031ea"/>
    </style:style>
    <style:style style:name="P17" style:family="paragraph" style:parent-style-name="Standard">
      <style:paragraph-properties fo:margin-top="0.106cm" fo:margin-bottom="0.106cm" loext:contextual-spacing="false" fo:line-height="100%"/>
      <style:text-properties officeooo:rsid="0030f120" officeooo:paragraph-rsid="0030f120"/>
    </style:style>
    <style:style style:name="P18" style:family="paragraph" style:parent-style-name="Standard">
      <style:paragraph-properties fo:margin-top="0.106cm" fo:margin-bottom="0.106cm" loext:contextual-spacing="false" fo:line-height="100%"/>
      <style:text-properties officeooo:rsid="0033e479" officeooo:paragraph-rsid="0033e479"/>
    </style:style>
    <style:style style:name="P19" style:family="paragraph" style:parent-style-name="Standard">
      <style:paragraph-properties fo:margin-top="0.106cm" fo:margin-bottom="0.106cm" loext:contextual-spacing="false" fo:line-height="100%"/>
      <style:text-properties fo:background-color="#ffff00"/>
    </style:style>
    <style:style style:name="P20" style:family="paragraph" style:parent-style-name="Standard">
      <style:paragraph-properties fo:margin-top="0.106cm" fo:margin-bottom="0.106cm" loext:contextual-spacing="false" fo:line-height="100%"/>
      <style:text-properties style:font-name="Verdana" fo:font-size="5pt" style:font-name-asian="Verdana1" style:font-size-asian="5pt" style:font-name-complex="Verdana1" style:font-size-complex="5pt"/>
    </style:style>
    <style:style style:name="P21" style:family="paragraph" style:parent-style-name="Standard">
      <style:paragraph-properties fo:margin-top="0.106cm" fo:margin-bottom="0.106cm" loext:contextual-spacing="false" fo:line-height="100%"/>
      <style:text-properties style:font-name="Verdana" fo:font-size="10pt" fo:background-color="#deeaf6" style:font-name-asian="Verdana1" style:font-size-asian="10pt" style:font-name-complex="Verdana1" style:font-size-complex="10pt"/>
    </style:style>
    <style:style style:name="P22" style:family="paragraph" style:parent-style-name="Standard">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23" style:family="paragraph" style:parent-style-name="Standard">
      <style:paragraph-properties fo:margin-top="0.106cm" fo:margin-bottom="0.106cm" loext:contextual-spacing="false" fo:line-height="100%"/>
      <style:text-properties style:font-name="Verdana" fo:font-size="10pt" officeooo:paragraph-rsid="00388e61" style:font-name-asian="Verdana1" style:font-size-asian="10pt" style:font-name-complex="Verdana1" style:font-size-complex="10pt"/>
    </style:style>
    <style:style style:name="P24" style:family="paragraph" style:parent-style-name="Standard">
      <style:paragraph-properties fo:margin-top="0.106cm" fo:margin-bottom="0.106cm" loext:contextual-spacing="false" fo:line-height="100%"/>
      <style:text-properties style:font-name="Verdana" fo:font-size="10pt" officeooo:rsid="001d487d" officeooo:paragraph-rsid="001d487d" style:font-name-asian="Verdana1" style:font-size-asian="10pt" style:font-name-complex="Verdana1" style:font-size-complex="10pt"/>
    </style:style>
    <style:style style:name="P25" style:family="paragraph" style:parent-style-name="Standard">
      <style:paragraph-properties fo:margin-top="0.106cm" fo:margin-bottom="0.106cm" loext:contextual-spacing="false" fo:line-height="100%"/>
      <style:text-properties style:font-name="Verdana" fo:font-size="10pt" officeooo:rsid="0023c443" officeooo:paragraph-rsid="0023c443" style:font-name-asian="Verdana1" style:font-size-asian="10pt" style:font-name-complex="Verdana1" style:font-size-complex="10pt"/>
    </style:style>
    <style:style style:name="P26" style:family="paragraph" style:parent-style-name="Standard">
      <style:paragraph-properties fo:margin-top="0.106cm" fo:margin-bottom="0.106cm" loext:contextual-spacing="false" fo:line-height="100%"/>
      <style:text-properties style:font-name="Verdana" fo:font-size="10pt" officeooo:rsid="0029286f" officeooo:paragraph-rsid="0029286f" style:font-name-asian="Verdana1" style:font-size-asian="10pt" style:font-name-complex="Verdana1" style:font-size-complex="10pt"/>
    </style:style>
    <style:style style:name="P27" style:family="paragraph" style:parent-style-name="Standard">
      <style:paragraph-properties fo:margin-top="0.106cm" fo:margin-bottom="0.106cm" loext:contextual-spacing="false" fo:line-height="100%"/>
      <style:text-properties style:font-name="Verdana" fo:font-size="10pt" officeooo:rsid="002b8779" officeooo:paragraph-rsid="002b5e0f" style:font-name-asian="Verdana1" style:font-size-asian="10pt" style:font-name-complex="Verdana1" style:font-size-complex="10pt"/>
    </style:style>
    <style:style style:name="P28" style:family="paragraph" style:parent-style-name="Standard">
      <style:paragraph-properties fo:margin-top="0.106cm" fo:margin-bottom="0.106cm" loext:contextual-spacing="false" fo:line-height="100%"/>
      <style:text-properties style:font-name="Verdana" fo:font-size="10pt" officeooo:rsid="003031ea" officeooo:paragraph-rsid="002efd5b" style:font-name-asian="Verdana1" style:font-size-asian="10pt" style:font-name-complex="Verdana1" style:font-size-complex="10pt"/>
    </style:style>
    <style:style style:name="P29" style:family="paragraph" style:parent-style-name="Standard">
      <style:paragraph-properties fo:margin-top="0.106cm" fo:margin-bottom="0.106cm" loext:contextual-spacing="false" fo:line-height="100%"/>
      <style:text-properties style:font-name="Verdana" fo:font-size="10pt" officeooo:rsid="0030f120" officeooo:paragraph-rsid="003031ea" style:font-name-asian="Verdana1" style:font-size-asian="10pt" style:font-name-complex="Verdana1" style:font-size-complex="10pt"/>
    </style:style>
    <style:style style:name="P30" style:family="paragraph" style:parent-style-name="Standard">
      <style:paragraph-properties fo:margin-top="0.106cm" fo:margin-bottom="0.106cm" loext:contextual-spacing="false" fo:line-height="100%"/>
      <style:text-properties style:font-name="Verdana" fo:font-size="10pt" officeooo:rsid="0030f120" officeooo:paragraph-rsid="0030f120" style:font-name-asian="Verdana1" style:font-size-asian="10pt" style:font-name-complex="Verdana1" style:font-size-complex="10pt"/>
    </style:style>
    <style:style style:name="P31" style:family="paragraph" style:parent-style-name="Standard">
      <style:paragraph-properties fo:margin-top="0.106cm" fo:margin-bottom="0.106cm" loext:contextual-spacing="false" fo:line-height="100%"/>
      <style:text-properties style:font-name="Verdana" fo:font-size="10pt" officeooo:rsid="0032be51" officeooo:paragraph-rsid="0032be51" style:font-name-asian="Verdana1" style:font-size-asian="10pt" style:font-name-complex="Verdana1" style:font-size-complex="10pt"/>
    </style:style>
    <style:style style:name="P32" style:family="paragraph" style:parent-style-name="Standard">
      <style:paragraph-properties fo:margin-top="0.106cm" fo:margin-bottom="0.106cm" loext:contextual-spacing="false" fo:line-height="100%"/>
      <style:text-properties style:font-name="Verdana" fo:font-size="10pt" officeooo:rsid="0033e479" officeooo:paragraph-rsid="0033e479" style:font-name-asian="Verdana1" style:font-size-asian="10pt" style:font-name-complex="Verdana1" style:font-size-complex="10pt"/>
    </style:style>
    <style:style style:name="P33" style:family="paragraph" style:parent-style-name="Standard">
      <style:paragraph-properties fo:margin-top="0.106cm" fo:margin-bottom="0.106cm" loext:contextual-spacing="false" fo:line-height="100%"/>
      <style:text-properties style:font-name="Verdana" fo:font-size="10pt" fo:font-weight="bold" fo:background-color="#deeaf6" style:font-name-asian="Verdana1" style:font-size-asian="10pt" style:font-weight-asian="bold" style:font-name-complex="Verdana1" style:font-size-complex="10pt"/>
    </style:style>
    <style:style style:name="P34" style:family="paragraph" style:parent-style-name="Standard">
      <style:paragraph-properties fo:margin-top="0.106cm" fo:margin-bottom="0.106cm" loext:contextual-spacing="false" fo:line-height="100%"/>
      <style:text-properties style:font-name="Verdana" fo:font-size="10pt" fo:background-color="#ffff00" style:font-name-asian="Verdana1" style:font-size-asian="10pt" style:font-name-complex="Verdana1" style:font-size-complex="10pt"/>
    </style:style>
    <style:style style:name="P35" style:family="paragraph" style:parent-style-name="Standard">
      <style:paragraph-properties fo:margin-top="0.106cm" fo:margin-bottom="0.106cm" loext:contextual-spacing="false" fo:line-height="100%"/>
      <style:text-properties style:font-name="Verdana" fo:font-size="8pt" style:font-name-asian="Verdana1" style:font-size-asian="8pt" style:font-name-complex="Verdana1" style:font-size-complex="8pt"/>
    </style:style>
    <style:style style:name="P36" style:family="paragraph" style:parent-style-name="Standard">
      <style:paragraph-properties fo:margin-top="0.106cm" fo:margin-bottom="0.106cm" loext:contextual-spacing="false" fo:line-height="100%"/>
      <style:text-properties fo:color="#ffffff" style:font-name="Verdana" fo:font-size="10pt" fo:background-color="#5b9bd5" style:font-name-asian="Verdana1" style:font-size-asian="10pt" style:font-name-complex="Verdana1" style:font-size-complex="10pt"/>
    </style:style>
    <style:style style:name="P37" style:family="paragraph" style:parent-style-name="Standard">
      <style:paragraph-properties fo:margin-top="0.106cm" fo:margin-bottom="0.106cm" loext:contextual-spacing="false" fo:line-height="100%"/>
      <style:text-properties fo:font-size="10pt" style:font-size-asian="10pt" style:font-size-complex="10pt"/>
    </style:style>
    <style:style style:name="P38" style:family="paragraph" style:parent-style-name="Standard">
      <style:paragraph-properties fo:margin-top="0.106cm" fo:margin-bottom="0.106cm" loext:contextual-spacing="false" fo:line-height="100%"/>
      <style:text-properties fo:color="#9900ff" style:font-name="Verdana" fo:font-size="10pt" style:font-name-asian="Verdana1" style:font-size-asian="10pt" style:font-name-complex="Verdana1" style:font-size-complex="10pt"/>
    </style:style>
    <style:style style:name="P39" style:family="paragraph" style:parent-style-name="Standard">
      <style:paragraph-properties fo:margin-top="0.106cm" fo:margin-bottom="0.106cm" loext:contextual-spacing="false" fo:line-height="100%"/>
      <style:text-properties fo:color="#000000" style:font-name="Verdana" fo:font-size="10pt" style:font-name-asian="Verdana1" style:font-size-asian="10pt" style:font-name-complex="Verdana1" style:font-size-complex="10pt"/>
    </style:style>
    <style:style style:name="P40"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style:font-name="Verdana" fo:font-size="10pt" fo:background-color="#deeaf6" style:font-name-asian="Verdana1" style:font-size-asian="10pt" style:font-name-complex="Verdana1" style:font-size-complex="10pt"/>
    </style:style>
    <style:style style:name="P42" style:family="paragraph" style:parent-style-name="Heading_20_1">
      <style:paragraph-properties fo:margin-top="0.847cm" fo:margin-bottom="0cm" loext:contextual-spacing="false" fo:line-height="100%" fo:keep-together="auto" fo:keep-with-next="auto"/>
      <style:text-properties style:font-name="Verdana" fo:font-size="14pt" fo:font-weight="bold" style:font-name-asian="Verdana1" style:font-size-asian="14pt" style:font-weight-asian="bold" style:font-name-complex="Verdana1" style:font-size-complex="14pt"/>
    </style:style>
    <style:style style:name="P43" style:family="paragraph" style:parent-style-name="Standard">
      <style:text-properties fo:color="#000000" style:font-name="Calibri" fo:font-size="13pt" fo:font-weight="bold" officeooo:paragraph-rsid="003afa45" style:font-size-asian="13pt" style:font-weight-asian="bold" style:font-size-complex="13pt"/>
    </style:style>
    <style:style style:name="P44" style:family="paragraph" style:parent-style-name="Standard">
      <style:text-properties fo:color="#000000" style:font-name="Calibri" fo:font-size="13pt" fo:font-weight="bold" officeooo:paragraph-rsid="003afa45" style:font-name-asian="Times New Roman" style:font-size-asian="13pt" style:font-weight-asian="bold" style:font-size-complex="13pt"/>
    </style:style>
    <style:style style:name="P45" style:family="paragraph" style:parent-style-name="Standard">
      <style:text-properties fo:color="#000000" style:font-name="Calibri" fo:font-size="13pt" fo:font-style="italic" fo:font-weight="bold" officeooo:paragraph-rsid="003afa45" style:font-name-asian="Times New Roman" style:font-size-asian="13pt" style:font-style-asian="italic" style:font-weight-asian="bold" style:font-size-complex="13pt"/>
    </style:style>
    <style:style style:name="P46" style:family="paragraph" style:parent-style-name="Standard">
      <style:text-properties fo:color="#000000" style:font-name="Calibri" fo:font-size="13pt" officeooo:rsid="0023ca36" officeooo:paragraph-rsid="003afa45" style:font-name-asian="Times New Roman" style:font-size-asian="13pt" style:font-size-complex="13pt"/>
    </style:style>
    <style:style style:name="P47" style:family="paragraph" style:parent-style-name="Standard">
      <style:text-properties fo:color="#000000" style:font-name="Calibri" fo:font-size="13pt" officeooo:paragraph-rsid="003afa45" style:font-name-asian="Times New Roman" style:font-size-asian="13pt" style:font-size-complex="13pt"/>
    </style:style>
    <style:style style:name="P48" style:family="paragraph" style:parent-style-name="Standard">
      <style:text-properties fo:color="#000000" style:font-name="Calibri" fo:font-size="13pt" officeooo:rsid="0022c932" officeooo:paragraph-rsid="003afa45" style:font-name-asian="Times New Roman" style:font-size-asian="13pt" style:font-size-complex="13pt"/>
    </style:style>
    <style:style style:name="P49" style:family="paragraph" style:parent-style-name="Standard">
      <style:text-properties fo:color="#000000" style:font-name="Calibri" fo:font-size="13pt" officeooo:rsid="00266a6f" officeooo:paragraph-rsid="003afa45" style:font-name-asian="Times New Roman" style:font-size-asian="13pt" style:font-size-complex="13pt"/>
    </style:style>
    <style:style style:name="P50" style:family="paragraph" style:parent-style-name="Standard">
      <style:text-properties fo:color="#000000" style:font-name="Calibri" fo:font-size="13pt" officeooo:rsid="002ac1d0" officeooo:paragraph-rsid="003afa45" style:font-name-asian="Times New Roman" style:font-size-asian="13pt" style:font-size-complex="13pt"/>
    </style:style>
    <style:style style:name="P51" style:family="paragraph" style:parent-style-name="Standard">
      <style:text-properties fo:color="#000000" style:font-name="Calibri" fo:font-size="13pt" officeooo:rsid="0025fbe0" officeooo:paragraph-rsid="003afa45" style:font-name-asian="Times New Roman" style:font-size-asian="13pt" style:font-size-complex="13pt"/>
    </style:style>
    <style:style style:name="P52" style:family="paragraph" style:parent-style-name="Standard">
      <style:text-properties fo:color="#000000" style:font-name="Calibri" fo:font-size="13pt" officeooo:rsid="00285dfc" officeooo:paragraph-rsid="003afa45" style:font-name-asian="Times New Roman" style:font-size-asian="13pt" style:font-size-complex="13pt"/>
    </style:style>
    <style:style style:name="P53" style:family="paragraph" style:parent-style-name="Standard">
      <style:text-properties fo:color="#000000" style:font-name="Calibri" officeooo:rsid="001b9c57" officeooo:paragraph-rsid="003afa45"/>
    </style:style>
    <style:style style:name="P54" style:family="paragraph" style:parent-style-name="Standard">
      <style:text-properties fo:color="#000000" style:font-name="Calibri" officeooo:paragraph-rsid="003afa45"/>
    </style:style>
    <style:style style:name="P55" style:family="paragraph" style:parent-style-name="Standard">
      <style:text-properties fo:color="#000000" style:font-name="Calibri" officeooo:rsid="002ac1d0" officeooo:paragraph-rsid="003afa45"/>
    </style:style>
    <style:style style:name="P56" style:family="paragraph" style:parent-style-name="Standard">
      <style:text-properties fo:color="#000000" officeooo:rsid="0020c794" officeooo:paragraph-rsid="003afa45"/>
    </style:style>
    <style:style style:name="P57" style:family="paragraph" style:parent-style-name="Standard">
      <style:text-properties fo:color="#000000" fo:font-weight="normal" officeooo:paragraph-rsid="003afa45" style:font-weight-asian="normal" style:font-weight-complex="normal"/>
    </style:style>
    <style:style style:name="P58" style:family="paragraph" style:parent-style-name="Standard">
      <style:text-properties fo:color="#000000" officeooo:rsid="0025fbe0" officeooo:paragraph-rsid="003afa45"/>
    </style:style>
    <style:style style:name="P59" style:family="paragraph" style:parent-style-name="Standard">
      <style:text-properties fo:color="#000000" officeooo:rsid="00285dfc" officeooo:paragraph-rsid="003afa45"/>
    </style:style>
    <style:style style:name="P60" style:family="paragraph" style:parent-style-name="Standard">
      <style:text-properties fo:color="#000000" officeooo:rsid="0029e103" officeooo:paragraph-rsid="003afa45"/>
    </style:style>
    <style:style style:name="P61" style:family="paragraph" style:parent-style-name="Standard">
      <style:text-properties fo:color="#000000" officeooo:paragraph-rsid="003afa45"/>
    </style:style>
    <style:style style:name="P62" style:family="paragraph" style:parent-style-name="Standard">
      <style:text-properties style:font-name="Calibri" fo:font-size="13pt" fo:font-weight="bold" officeooo:paragraph-rsid="003afa45" style:font-name-asian="Times New Roman" style:font-size-asian="13pt" style:font-weight-asian="bold" style:font-size-complex="13pt"/>
    </style:style>
    <style:style style:name="P63" style:family="paragraph" style:parent-style-name="Standard">
      <style:text-properties style:font-name="Calibri" fo:font-size="13pt" fo:font-style="italic" fo:font-weight="bold" officeooo:paragraph-rsid="003afa45" style:font-name-asian="Times New Roman" style:font-size-asian="13pt" style:font-style-asian="italic" style:font-weight-asian="bold" style:font-size-complex="13pt"/>
    </style:style>
    <style:style style:name="P64" style:family="paragraph" style:parent-style-name="Standard">
      <style:text-properties style:font-name="Calibri" officeooo:paragraph-rsid="003afa45"/>
    </style:style>
    <style:style style:name="P65" style:family="paragraph" style:parent-style-name="Standard">
      <style:text-properties officeooo:paragraph-rsid="003afa45"/>
    </style:style>
    <style:style style:name="P66" style:family="paragraph" style:parent-style-name="Standard">
      <style:text-properties fo:color="#0000ff" style:font-name="Calibri" fo:font-size="13pt" officeooo:paragraph-rsid="003afa45" style:font-name-asian="Times New Roman" style:font-size-asian="13pt" style:font-size-complex="13pt"/>
    </style:style>
    <style:style style:name="P67" style:family="paragraph" style:parent-style-name="Standard">
      <style:paragraph-properties fo:padding-left="0cm" fo:padding-right="0cm" fo:padding-top="0cm" fo:padding-bottom="0.035cm" fo:border-left="none" fo:border-right="none" fo:border-top="none" fo:border-bottom="0.74pt solid #00000a"/>
      <style:text-properties fo:color="#000000" style:font-name="Calibri" officeooo:paragraph-rsid="003afa45"/>
    </style:style>
    <style:style style:name="P68" style:family="paragraph" style:parent-style-name="Standard">
      <style:paragraph-properties fo:margin-left="0.635cm" fo:margin-right="0cm" fo:text-indent="0cm" style:auto-text-indent="false"/>
      <style:text-properties fo:color="#000000" style:font-name="Calibri" fo:font-size="13pt" officeooo:paragraph-rsid="003afa45" style:font-name-asian="Times New Roman" style:font-size-asian="13pt" style:font-size-complex="13pt"/>
    </style:style>
    <style:style style:name="P69" style:family="paragraph" style:parent-style-name="Standard">
      <style:paragraph-properties fo:margin-left="1.27cm" fo:margin-right="0cm" fo:text-indent="0cm" style:auto-text-indent="false"/>
      <style:text-properties fo:color="#000000" officeooo:paragraph-rsid="003afa45"/>
    </style:style>
    <style:style style:name="P70" style:family="paragraph" style:parent-style-name="Standard">
      <style:paragraph-properties fo:margin-left="1.27cm" fo:margin-right="0cm" fo:text-indent="0cm" style:auto-text-indent="false"/>
      <style:text-properties fo:color="#000000" style:font-name="Calibri" fo:font-size="13pt" fo:font-weight="bold" officeooo:paragraph-rsid="003afa45" style:font-name-asian="Times New Roman" style:font-size-asian="13pt" style:font-weight-asian="bold" style:font-size-complex="13pt"/>
    </style:style>
    <style:style style:name="P71" style:family="paragraph" style:parent-style-name="Standard">
      <style:paragraph-properties fo:margin-left="1.27cm" fo:margin-right="0cm" fo:text-indent="0cm" style:auto-text-indent="false"/>
      <style:text-properties officeooo:paragraph-rsid="003afa45"/>
    </style:style>
    <style:style style:name="P72" style:family="paragraph" style:parent-style-name="Standard">
      <style:paragraph-properties fo:margin-left="2.54cm" fo:margin-right="0cm" fo:text-indent="0cm" style:auto-text-indent="false"/>
      <style:text-properties fo:color="#000000" officeooo:paragraph-rsid="003afa45"/>
    </style:style>
    <style:style style:name="P73" style:family="paragraph" style:parent-style-name="Standard">
      <style:paragraph-properties fo:margin-left="0.667cm" fo:margin-right="0cm" fo:text-indent="0cm" style:auto-text-indent="false"/>
      <style:text-properties fo:color="#000000" style:font-name="Calibri" officeooo:paragraph-rsid="003afa45"/>
    </style:style>
    <style:style style:name="P74" style:family="paragraph" style:parent-style-name="Standard">
      <style:paragraph-properties fo:margin-left="0.751cm" fo:margin-right="0cm" fo:text-indent="-0.751cm" style:auto-text-indent="false"/>
      <style:text-properties officeooo:paragraph-rsid="003afa45"/>
    </style:style>
    <style:style style:name="P75" style:family="paragraph" style:parent-style-name="Standard">
      <style:paragraph-properties fo:margin-left="0.751cm" fo:margin-right="0cm" fo:text-indent="-0.751cm" style:auto-text-indent="false"/>
      <style:text-properties fo:color="#000000" style:font-name="Calibri" officeooo:rsid="0020110a" officeooo:paragraph-rsid="003afa45"/>
    </style:style>
    <style:style style:name="P76" style:family="paragraph" style:parent-style-name="Text_20_body">
      <style:text-properties fo:color="#000000" fo:font-weight="normal" officeooo:rsid="0023ca36" officeooo:paragraph-rsid="003afa45" style:font-weight-asian="normal" style:font-weight-complex="normal"/>
    </style:style>
    <style:style style:name="P77" style:family="paragraph" style:parent-style-name="UP_20_Section_20_Heading">
      <style:text-properties fo:color="#000000" style:font-name="Calibri" fo:font-weight="normal" officeooo:paragraph-rsid="003afa45" style:font-name-asian="Times New Roman" style:font-weight-asian="normal" style:font-size-complex="13pt"/>
    </style:style>
    <style:style style:name="P78" style:family="paragraph" style:parent-style-name="UP_20_Section_20_Heading">
      <style:text-properties fo:color="#000000" style:font-name="Calibri" fo:font-weight="normal" officeooo:rsid="001e8f51" officeooo:paragraph-rsid="003afa45" style:font-name-asian="Times New Roman" style:font-weight-asian="normal" style:font-size-complex="13pt"/>
    </style:style>
    <style:style style:name="P79" style:family="paragraph" style:parent-style-name="UP_20_Section_20_Heading">
      <style:text-properties fo:color="#000000" style:font-name="Calibri" fo:font-weight="normal" officeooo:rsid="0020110a" officeooo:paragraph-rsid="003afa45" style:font-name-asian="Times New Roman" style:font-weight-asian="normal" style:font-size-complex="13pt"/>
    </style:style>
    <style:style style:name="P80" style:family="paragraph" style:parent-style-name="UP_20_Section_20_Heading">
      <style:text-properties fo:color="#000000" style:font-name="Calibri" fo:font-weight="normal" officeooo:rsid="00204acb" officeooo:paragraph-rsid="003afa45" style:font-name-asian="Times New Roman" style:font-weight-asian="normal" style:font-size-complex="13pt"/>
    </style:style>
    <style:style style:name="P81" style:family="paragraph" style:parent-style-name="UP_20_Section_20_Heading">
      <style:text-properties fo:color="#000000" style:font-name="Calibri" fo:font-weight="normal" officeooo:rsid="001e18b3" officeooo:paragraph-rsid="003afa45" style:font-weight-asian="normal"/>
    </style:style>
    <style:style style:name="P82" style:family="paragraph" style:parent-style-name="UP_20_Section_20_Heading">
      <style:text-properties fo:color="#000000" style:font-name="Calibri" officeooo:paragraph-rsid="003afa45"/>
    </style:style>
    <style:style style:name="P83" style:family="paragraph" style:parent-style-name="UP_20_Section_20_Heading">
      <style:text-properties fo:color="#000000" style:font-name="Calibri" officeooo:paragraph-rsid="003afa45" style:font-name-asian="Times New Roman" style:font-size-complex="13pt"/>
    </style:style>
    <style:style style:name="P84" style:family="paragraph" style:parent-style-name="UP_20_Section_20_Heading">
      <style:text-properties fo:color="#000000" officeooo:rsid="001fc62d" officeooo:paragraph-rsid="003afa45"/>
    </style:style>
    <style:style style:name="P85" style:family="paragraph" style:parent-style-name="UP_20_Section_20_Heading">
      <style:text-properties fo:color="#000000" officeooo:rsid="0020110a" officeooo:paragraph-rsid="003afa45"/>
    </style:style>
    <style:style style:name="P86" style:family="paragraph" style:parent-style-name="UP_20_Section_20_Heading">
      <style:text-properties fo:color="#000000" officeooo:paragraph-rsid="003afa45"/>
    </style:style>
    <style:style style:name="P87" style:family="paragraph" style:parent-style-name="UP_20_Paper_20_Title">
      <style:text-properties fo:color="#000000" style:font-name="Calibri" fo:font-size="13pt" officeooo:paragraph-rsid="003afa45" style:font-size-asian="13pt" style:font-size-complex="13pt"/>
    </style:style>
    <style:style style:name="P88" style:family="paragraph" style:parent-style-name="UP_20_Paper_20_Title">
      <style:text-properties fo:color="#000000" officeooo:paragraph-rsid="003afa45"/>
    </style:style>
    <style:style style:name="P89" style:family="paragraph" style:parent-style-name="Standard" style:master-page-name="Standard">
      <style:paragraph-properties fo:margin-top="0cm" fo:margin-bottom="0cm" loext:contextual-spacing="false" fo:text-align="center" style:justify-single-word="false" style:page-number="1"/>
    </style:style>
    <style:style style:name="P90" style:family="paragraph" style:parent-style-name="Standard" style:master-page-name="Standard">
      <style:paragraph-properties style:page-number="auto"/>
      <style:text-properties fo:color="#000000" style:font-name="Calibri" fo:font-size="13pt" fo:font-weight="bold" officeooo:paragraph-rsid="003afa45" style:font-size-asian="13pt" style:font-weight-asian="bold" style:font-size-complex="13pt"/>
    </style:style>
    <style:style style:name="P91" style:family="paragraph" style:parent-style-name="Standard" style:list-style-name="L1">
      <style:text-properties officeooo:paragraph-rsid="003afa45"/>
    </style:style>
    <style:style style:name="P92" style:family="paragraph" style:parent-style-name="Standard" style:list-style-name="L1">
      <style:text-properties officeooo:rsid="0025fbe0" officeooo:paragraph-rsid="003afa45"/>
    </style:style>
    <style:style style:name="P93" style:family="paragraph" style:parent-style-name="Standard" style:list-style-name="L1">
      <style:text-properties officeooo:rsid="00266a6f" officeooo:paragraph-rsid="003afa45"/>
    </style:style>
    <style:style style:name="P94" style:family="paragraph" style:parent-style-name="Standard" style:list-style-name="">
      <style:text-properties fo:color="#000000" style:font-name="Calibri" fo:font-size="13pt" fo:font-weight="bold" officeooo:paragraph-rsid="003afa45" style:font-name-asian="Times New Roman" style:font-size-asian="13pt" style:font-weight-asian="bold" style:font-size-complex="13pt" style:font-weight-complex="bold"/>
    </style:style>
    <style:style style:name="T1" style:family="text">
      <style:text-properties style:font-name="Verdana" fo:font-size="10pt" fo:background-color="#deeaf6" loext:char-shading-value="0" style:font-name-asian="Verdana1" style:font-size-asian="10pt"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officeooo:rsid="001e8945" style:font-name-asian="Verdana1" style:font-size-asian="10pt" style:font-name-complex="Verdana1" style:font-size-complex="10pt"/>
    </style:style>
    <style:style style:name="T4" style:family="text">
      <style:text-properties style:font-name="Verdana" fo:font-size="10pt" officeooo:rsid="001e8d89" style:font-name-asian="Verdana1" style:font-size-asian="10pt" style:font-name-complex="Verdana1" style:font-size-complex="10pt"/>
    </style:style>
    <style:style style:name="T5" style:family="text">
      <style:text-properties style:font-name="Verdana" fo:font-size="10pt" officeooo:rsid="001f61d3" style:font-name-asian="Verdana1" style:font-size-asian="10pt" style:font-name-complex="Verdana1" style:font-size-complex="10pt"/>
    </style:style>
    <style:style style:name="T6" style:family="text">
      <style:text-properties style:font-name="Verdana" fo:font-size="10pt" officeooo:rsid="0020c8f2" style:font-name-asian="Verdana1" style:font-size-asian="10pt" style:font-name-complex="Verdana1" style:font-size-complex="10pt"/>
    </style:style>
    <style:style style:name="T7" style:family="text">
      <style:text-properties style:font-name="Verdana" fo:font-size="10pt" officeooo:rsid="00211bf5" style:font-name-asian="Verdana1" style:font-size-asian="10pt" style:font-name-complex="Verdana1" style:font-size-complex="10pt"/>
    </style:style>
    <style:style style:name="T8" style:family="text">
      <style:text-properties style:font-name="Verdana" fo:font-size="10pt" officeooo:rsid="0022eb58" style:font-name-asian="Verdana1" style:font-size-asian="10pt" style:font-name-complex="Verdana1" style:font-size-complex="10pt"/>
    </style:style>
    <style:style style:name="T9" style:family="text">
      <style:text-properties style:font-name="Verdana" fo:font-size="10pt" officeooo:rsid="0023c443" style:font-name-asian="Verdana1" style:font-size-asian="10pt" style:font-name-complex="Verdana1" style:font-size-complex="10pt"/>
    </style:style>
    <style:style style:name="T10" style:family="text">
      <style:text-properties style:font-name="Verdana" fo:font-size="10pt" officeooo:rsid="0024af82" style:font-name-asian="Verdana1" style:font-size-asian="10pt" style:font-name-complex="Verdana1" style:font-size-complex="10pt"/>
    </style:style>
    <style:style style:name="T11" style:family="text">
      <style:text-properties style:font-name="Verdana" fo:font-size="10pt" officeooo:rsid="00254eed" style:font-name-asian="Verdana1" style:font-size-asian="10pt" style:font-name-complex="Verdana1" style:font-size-complex="10pt"/>
    </style:style>
    <style:style style:name="T12" style:family="text">
      <style:text-properties style:font-name="Verdana" fo:font-size="10pt" officeooo:rsid="00273a77" style:font-name-asian="Verdana1" style:font-size-asian="10pt" style:font-name-complex="Verdana1" style:font-size-complex="10pt"/>
    </style:style>
    <style:style style:name="T13" style:family="text">
      <style:text-properties style:font-name="Verdana" fo:font-size="10pt" officeooo:rsid="002a98e4" style:font-name-asian="Verdana1" style:font-size-asian="10pt" style:font-name-complex="Verdana1" style:font-size-complex="10pt"/>
    </style:style>
    <style:style style:name="T14" style:family="text">
      <style:text-properties style:font-name="Verdana" fo:font-size="10pt" officeooo:rsid="002b5e0f" style:font-name-asian="Verdana1" style:font-size-asian="10pt" style:font-name-complex="Verdana1" style:font-size-complex="10pt"/>
    </style:style>
    <style:style style:name="T15" style:family="text">
      <style:text-properties style:font-name="Verdana" fo:font-size="10pt" officeooo:rsid="0029286f" style:font-name-asian="Verdana1" style:font-size-asian="10pt" style:font-name-complex="Verdana1" style:font-size-complex="10pt"/>
    </style:style>
    <style:style style:name="T16" style:family="text">
      <style:text-properties style:font-name="Verdana" fo:font-size="10pt" officeooo:rsid="002b8779" style:font-name-asian="Verdana1" style:font-size-asian="10pt" style:font-name-complex="Verdana1" style:font-size-complex="10pt"/>
    </style:style>
    <style:style style:name="T17" style:family="text">
      <style:text-properties style:font-name="Verdana" fo:font-size="10pt" officeooo:rsid="002dccd6" style:font-name-asian="Verdana1" style:font-size-asian="10pt" style:font-name-complex="Verdana1" style:font-size-complex="10pt"/>
    </style:style>
    <style:style style:name="T18" style:family="text">
      <style:text-properties style:font-name="Verdana" fo:font-size="10pt" officeooo:rsid="002c44d1" style:font-name-asian="Verdana1" style:font-size-asian="10pt" style:font-name-complex="Verdana1" style:font-size-complex="10pt"/>
    </style:style>
    <style:style style:name="T19" style:family="text">
      <style:text-properties style:font-name="Verdana" fo:font-size="10pt" officeooo:rsid="002df570" style:font-name-asian="Verdana1" style:font-size-asian="10pt" style:font-name-complex="Verdana1" style:font-size-complex="10pt"/>
    </style:style>
    <style:style style:name="T20" style:family="text">
      <style:text-properties style:font-name="Verdana" fo:font-size="10pt" officeooo:rsid="002efd5b" style:font-name-asian="Verdana1" style:font-size-asian="10pt" style:font-name-complex="Verdana1" style:font-size-complex="10pt"/>
    </style:style>
    <style:style style:name="T21" style:family="text">
      <style:text-properties style:font-name="Verdana" fo:font-size="10pt" officeooo:rsid="003031ea" style:font-name-asian="Verdana1" style:font-size-asian="10pt" style:font-name-complex="Verdana1" style:font-size-complex="10pt"/>
    </style:style>
    <style:style style:name="T22" style:family="text">
      <style:text-properties style:font-name="Verdana" fo:font-size="10pt" officeooo:rsid="0030f120" style:font-name-asian="Verdana1" style:font-size-asian="10pt" style:font-name-complex="Verdana1" style:font-size-complex="10pt"/>
    </style:style>
    <style:style style:name="T23" style:family="text">
      <style:text-properties style:font-name="Verdana" fo:font-size="10pt" officeooo:rsid="0032be51" style:font-name-asian="Verdana1" style:font-size-asian="10pt" style:font-name-complex="Verdana1" style:font-size-complex="10pt"/>
    </style:style>
    <style:style style:name="T24" style:family="text">
      <style:text-properties style:font-name="Verdana" fo:font-size="10pt" officeooo:rsid="0033e479" style:font-name-asian="Verdana1" style:font-size-asian="10pt" style:font-name-complex="Verdana1" style:font-size-complex="10pt"/>
    </style:style>
    <style:style style:name="T25" style:family="text">
      <style:text-properties style:font-name="Verdana" fo:font-size="10pt" officeooo:rsid="00343fdd" style:font-name-asian="Verdana1" style:font-size-asian="10pt" style:font-name-complex="Verdana1" style:font-size-complex="10pt"/>
    </style:style>
    <style:style style:name="T26" style:family="text">
      <style:text-properties style:font-name="Verdana" fo:font-size="10pt" fo:font-weight="bold" style:font-name-asian="Verdana1" style:font-size-asian="10pt" style:font-weight-asian="bold" style:font-name-complex="Verdana1" style:font-size-complex="10pt"/>
    </style:style>
    <style:style style:name="T27" style:family="text">
      <style:text-properties style:font-name="Verdana" fo:font-size="10pt" fo:font-style="italic" fo:background-color="#deeaf6" loext:char-shading-value="0" style:font-name-asian="Verdana1" style:font-size-asian="10pt" style:font-style-asian="italic" style:font-name-complex="Verdana1" style:font-size-complex="10pt"/>
    </style:style>
    <style:style style:name="T28" style:family="text">
      <style:text-properties style:font-name="Verdana" fo:font-size="10pt" fo:background-color="#ffff00" loext:char-shading-value="0" style:font-name-asian="Verdana1" style:font-size-asian="10pt" style:font-name-complex="Verdana1" style:font-size-complex="10pt"/>
    </style:style>
    <style:style style:name="T29" style:family="text">
      <style:text-properties style:font-name="Verdana" fo:font-size="8pt" style:font-name-asian="Verdana1" style:font-size-asian="8pt" style:font-name-complex="Verdana1" style:font-size-complex="8pt"/>
    </style:style>
    <style:style style:name="T30" style:family="text">
      <style:text-properties style:font-name="Verdana" fo:font-size="13pt" fo:font-style="normal" fo:font-weight="normal" officeooo:rsid="0025fbe0" style:font-name-asian="Verdana1" style:font-size-asian="13pt" style:font-style-asian="normal" style:font-weight-asian="normal" style:font-name-complex="Verdana1" style:font-size-complex="13pt" style:font-style-complex="normal" style:font-weight-complex="normal"/>
    </style:style>
    <style:style style:name="T31" style:family="text">
      <style:text-properties fo:color="#1155cc" style:font-name="Verdana" fo:font-size="10pt" fo:font-style="italic" style:text-underline-style="solid" style:text-underline-width="auto" style:text-underline-color="font-color" fo:background-color="#deeaf6" loext:char-shading-value="0" style:font-name-asian="Verdana1" style:font-size-asian="10pt" style:font-style-asian="italic" style:font-name-complex="Verdana1" style:font-size-complex="10pt"/>
    </style:style>
    <style:style style:name="T32"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style:style>
    <style:style style:name="T33" style:family="text">
      <style:text-properties fo:color="#1155cc" style:font-name="Verdana" fo:font-size="10pt" style:text-underline-style="solid" style:text-underline-width="auto" style:text-underline-color="font-color" fo:background-color="#ffff00" loext:char-shading-value="0" style:font-name-asian="Verdana1" style:font-size-asian="10pt" style:font-name-complex="Verdana1" style:font-size-complex="10pt"/>
    </style:style>
    <style:style style:name="T34" style:family="text">
      <style:text-properties fo:color="#9900ff"/>
    </style:style>
    <style:style style:name="T35" style:family="text">
      <style:text-properties fo:color="#9900ff" style:font-name="Verdana" fo:font-size="10pt" style:font-name-asian="Verdana1" style:font-size-asian="10pt" style:font-name-complex="Verdana1" style:font-size-complex="10pt"/>
    </style:style>
    <style:style style:name="T36" style:family="text">
      <style:text-properties fo:font-size="10pt" style:font-size-asian="10pt" style:font-size-complex="10pt"/>
    </style:style>
    <style:style style:name="T37" style:family="text">
      <style:text-properties style:font-name="Calibri"/>
    </style:style>
    <style:style style:name="T38" style:family="text">
      <style:text-properties style:font-name="Calibri" style:font-name-asian="Calibri1" style:font-name-complex="Calibri1"/>
    </style:style>
    <style:style style:name="T39" style:family="text">
      <style:text-properties style:font-name="Calibri" fo:font-size="13pt" fo:font-weight="bold" style:font-name-asian="Times New Roman" style:font-size-asian="13pt" style:font-weight-asian="bold" style:font-size-complex="13pt"/>
    </style:style>
    <style:style style:name="T40" style:family="text">
      <style:text-properties style:font-name="Calibri" fo:font-size="13pt" style:font-size-asian="13pt" style:font-size-complex="13pt"/>
    </style:style>
    <style:style style:name="T41" style:family="text">
      <style:text-properties style:font-name="Calibri" fo:font-size="13pt" officeooo:rsid="001b9c57" style:font-size-asian="13pt" style:font-size-complex="13pt"/>
    </style:style>
    <style:style style:name="T42" style:family="text">
      <style:text-properties style:font-name="Calibri" fo:font-size="13pt" style:font-name-asian="Times New Roman" style:font-size-asian="13pt" style:font-size-complex="13pt"/>
    </style:style>
    <style:style style:name="T43" style:family="text">
      <style:text-properties style:font-name="Calibri" fo:font-size="13pt" officeooo:rsid="00224bca" style:font-name-asian="Times New Roman" style:font-size-asian="13pt" style:font-size-complex="13pt"/>
    </style:style>
    <style:style style:name="T44" style:family="text">
      <style:text-properties style:font-name="Calibri" fo:font-size="13pt" officeooo:rsid="0022c932" style:font-name-asian="Times New Roman" style:font-size-asian="13pt" style:font-size-complex="13pt"/>
    </style:style>
    <style:style style:name="T45" style:family="text">
      <style:text-properties style:font-name="Calibri" fo:font-size="13pt" officeooo:rsid="0023aff5" style:font-name-asian="Times New Roman" style:font-size-asian="13pt" style:font-size-complex="13pt"/>
    </style:style>
    <style:style style:name="T46" style:family="text">
      <style:text-properties style:font-name="Calibri" fo:font-size="13pt" officeooo:rsid="0023ca36" style:font-name-asian="Times New Roman" style:font-size-asian="13pt" style:font-size-complex="13pt"/>
    </style:style>
    <style:style style:name="T47" style:family="text">
      <style:text-properties style:font-name="Calibri" fo:font-size="13pt" officeooo:rsid="002ac1d0" style:font-name-asian="Times New Roman" style:font-size-asian="13pt" style:font-size-complex="13pt"/>
    </style:style>
    <style:style style:name="T48" style:family="text">
      <style:text-properties style:font-name="Calibri" fo:font-size="13pt" officeooo:rsid="002b773f" style:font-name-asian="Times New Roman" style:font-size-asian="13pt" style:font-size-complex="13pt"/>
    </style:style>
    <style:style style:name="T49" style:family="text">
      <style:text-properties style:font-name="Calibri" fo:font-size="13pt" officeooo:rsid="0025b147" style:font-name-asian="Times New Roman" style:font-size-asian="13pt" style:font-size-complex="13pt"/>
    </style:style>
    <style:style style:name="T50" style:family="text">
      <style:text-properties style:font-name="Calibri" fo:font-size="13pt" officeooo:rsid="0025fbe0" style:font-name-asian="Times New Roman" style:font-size-asian="13pt" style:font-size-complex="13pt"/>
    </style:style>
    <style:style style:name="T51" style:family="text">
      <style:text-properties style:font-name="Calibri" fo:font-size="13pt" officeooo:rsid="0029e103" style:font-name-asian="Times New Roman" style:font-size-asian="13pt" style:font-size-complex="13pt"/>
    </style:style>
    <style:style style:name="T52" style:family="text">
      <style:text-properties style:font-name="Calibri" fo:font-size="13pt" fo:font-style="italic" fo:font-weight="bold" style:font-name-asian="Times New Roman" style:font-size-asian="13pt" style:font-style-asian="italic" style:font-weight-asian="bold" style:font-size-complex="13pt"/>
    </style:style>
    <style:style style:name="T53" style:family="text">
      <style:text-properties style:font-name="Calibri" fo:font-size="13pt" fo:font-style="italic" fo:font-weight="bold" officeooo:rsid="002ac1d0" style:font-name-asian="Times New Roman" style:font-size-asian="13pt" style:font-style-asian="italic" style:font-weight-asian="bold" style:font-size-complex="13pt"/>
    </style:style>
    <style:style style:name="T54" style:family="text">
      <style:text-properties style:font-name="Calibri" fo:font-size="13pt" fo:font-style="italic" style:font-name-asian="Times New Roman" style:font-size-asian="13pt" style:font-style-asian="italic" style:font-size-complex="13pt"/>
    </style:style>
    <style:style style:name="T55" style:family="text">
      <style:text-properties style:font-name="Calibri" fo:font-size="13pt" fo:font-style="italic" officeooo:rsid="002ac1d0" style:font-name-asian="Times New Roman" style:font-size-asian="13pt" style:font-style-asian="italic" style:font-size-complex="13pt"/>
    </style:style>
    <style:style style:name="T56" style:family="text">
      <style:text-properties style:font-name="Calibri" fo:font-size="13pt" fo:font-style="italic" fo:font-weight="normal" officeooo:rsid="0025b147" style:font-name-asian="Times New Roman" style:font-size-asian="13pt" style:font-style-asian="italic" style:font-weight-asian="normal" style:font-size-complex="13pt" style:font-weight-complex="normal"/>
    </style:style>
    <style:style style:name="T57" style:family="text">
      <style:text-properties style:font-name="Calibri" fo:font-size="13pt" fo:font-style="italic" fo:font-weight="normal" officeooo:rsid="0025fbe0" style:font-name-asian="Times New Roman" style:font-size-asian="13pt" style:font-style-asian="italic" style:font-weight-asian="normal" style:font-size-complex="13pt" style:font-weight-complex="normal"/>
    </style:style>
    <style:style style:name="T58" style:family="text">
      <style:text-properties style:font-name="Calibri" fo:font-size="13pt" fo:font-style="normal" style:font-name-asian="Times New Roman" style:font-size-asian="13pt" style:font-style-asian="normal" style:font-size-complex="13pt" style:font-style-complex="normal"/>
    </style:style>
    <style:style style:name="T59" style:family="text">
      <style:text-properties style:font-name="Calibri" fo:font-size="13pt" fo:font-style="normal" officeooo:rsid="002ac1d0" style:font-name-asian="Times New Roman" style:font-size-asian="13pt" style:font-style-asian="normal" style:font-size-complex="13pt" style:font-style-complex="normal"/>
    </style:style>
    <style:style style:name="T60" style:family="text">
      <style:text-properties style:font-name="Calibri" fo:font-size="13pt" fo:font-style="normal" officeooo:rsid="000900e6" style:font-name-asian="Times New Roman" style:font-size-asian="13pt" style:font-style-asian="normal" style:font-size-complex="13pt" style:font-style-complex="normal"/>
    </style:style>
    <style:style style:name="T61" style:family="text">
      <style:text-properties style:font-name="Calibri" fo:font-size="13pt" fo:font-style="normal" officeooo:rsid="000900e6" style:font-name-asian="Times New Roman" style:font-size-asian="13pt" style:font-style-asian="normal" style:font-name-complex="Verdana1" style:font-size-complex="13pt" style:font-style-complex="normal"/>
    </style:style>
    <style:style style:name="T62" style:family="text">
      <style:text-properties style:font-name="Calibri" fo:font-size="13pt" fo:font-weight="normal" style:font-name-asian="Times New Roman" style:font-size-asian="13pt" style:font-weight-asian="normal" style:font-size-complex="13pt" style:font-weight-complex="normal"/>
    </style:style>
    <style:style style:name="T63" style:family="text">
      <style:text-properties style:font-name="Calibri" fo:font-style="italic" style:font-style-asian="italic"/>
    </style:style>
    <style:style style:name="T64" style:family="text">
      <style:text-properties style:font-name="Calibri" officeooo:rsid="001c7e1b"/>
    </style:style>
    <style:style style:name="T65" style:family="text">
      <style:text-properties style:font-name="Calibri" officeooo:rsid="001e18b3"/>
    </style:style>
    <style:style style:name="T66" style:family="text">
      <style:text-properties style:font-name="Calibri" fo:font-weight="normal" style:font-name-asian="Times New Roman" style:font-weight-asian="normal" style:font-size-complex="13pt"/>
    </style:style>
    <style:style style:name="T67" style:family="text">
      <style:text-properties style:font-name="Calibri" fo:font-weight="normal" officeooo:rsid="001e8f51" style:font-name-asian="Times New Roman" style:font-weight-asian="normal" style:font-size-complex="13pt"/>
    </style:style>
    <style:style style:name="T68" style:family="text">
      <style:text-properties style:font-name="Calibri" fo:font-weight="normal" officeooo:rsid="0020110a" style:font-name-asian="Times New Roman" style:font-weight-asian="normal" style:font-size-complex="13pt"/>
    </style:style>
    <style:style style:name="T69" style:family="text">
      <style:text-properties style:font-name="Calibri" fo:font-weight="normal" officeooo:rsid="00204acb" style:font-name-asian="Times New Roman" style:font-weight-asian="normal" style:font-size-complex="13pt"/>
    </style:style>
    <style:style style:name="T70" style:family="text">
      <style:text-properties style:font-name="Calibri" fo:font-weight="normal" officeooo:rsid="00224bca" style:font-name-asian="Times New Roman" style:font-weight-asian="normal" style:font-size-complex="13pt"/>
    </style:style>
    <style:style style:name="T71" style:family="text">
      <style:text-properties style:font-name="Calibri" fo:font-weight="normal" officeooo:rsid="0020859c" style:font-name-asian="Times New Roman" style:font-weight-asian="normal" style:font-size-complex="13pt"/>
    </style:style>
    <style:style style:name="T72" style:family="text">
      <style:text-properties style:font-name="Calibri" officeooo:rsid="002ac1d0"/>
    </style:style>
    <style:style style:name="T73" style:family="text">
      <style:text-properties fo:color="#0000ff" style:font-name="Verdana" fo:font-size="8pt" style:font-name-asian="Verdana1" style:font-size-asian="8pt" style:font-name-complex="Verdana1" style:font-size-complex="8pt"/>
    </style:style>
    <style:style style:name="T74" style:family="text">
      <style:text-properties fo:color="#0000ff" style:font-name="Calibri" fo:font-size="13pt" style:font-name-asian="Times New Roman" style:font-size-asian="13pt" style:font-size-complex="13pt"/>
    </style:style>
    <style:style style:name="T75" style:family="text">
      <style:text-properties officeooo:rsid="00343fdd"/>
    </style:style>
    <style:style style:name="T76" style:family="text">
      <style:text-properties officeooo:rsid="00352a30"/>
    </style:style>
    <style:style style:name="T77" style:family="text">
      <style:text-properties officeooo:rsid="003741d1"/>
    </style:style>
    <style:style style:name="T78" style:family="text">
      <style:text-properties officeooo:rsid="00388e61"/>
    </style:style>
    <style:style style:name="T79" style:family="text">
      <style:text-properties officeooo:rsid="003a8d38"/>
    </style:style>
    <style:style style:name="T80" style:family="text">
      <style:text-properties fo:font-variant="normal" fo:text-transform="none" style:font-name="apple-system" fo:font-size="13pt" fo:letter-spacing="normal" fo:font-style="normal" fo:font-weight="normal" officeooo:rsid="0023ca36" style:font-name-asian="Times New Roman" style:font-size-asian="13pt" style:font-size-complex="13pt"/>
    </style:style>
    <style:style style:name="T81" style:family="text">
      <style:text-properties fo:font-variant="normal" fo:text-transform="none" style:font-name="apple-system" fo:font-size="13pt" fo:letter-spacing="normal" fo:font-style="normal" officeooo:rsid="000900e6" style:font-name-asian="Times New Roman" style:font-size-asian="13pt" style:font-style-asian="normal" style:font-size-complex="13pt" style:font-style-complex="normal"/>
    </style:style>
    <style:style style:name="T82" style:family="text">
      <style:text-properties fo:font-variant="normal" fo:text-transform="none" style:font-name="apple-system" fo:font-size="13pt" fo:letter-spacing="normal" fo:font-style="normal" officeooo:rsid="002ac1d0" style:font-name-asian="Times New Roman" style:font-size-asian="13pt" style:font-style-asian="normal" style:font-size-complex="13pt" style:font-style-complex="normal"/>
    </style:style>
    <style:style style:name="T83" style:family="text">
      <style:text-properties fo:font-variant="normal" fo:text-transform="none" style:text-line-through-style="none" style:text-line-through-type="none" style:font-name="apple-system" fo:font-size="13pt" fo:letter-spacing="normal" fo:font-style="normal" style:text-underline-style="none" officeooo:rsid="000900e6" style:text-blinking="false" fo:background-color="transparent" loext:char-shading-value="0" style:font-name-asian="Times New Roman" style:font-size-asian="13pt" style:font-style-asian="normal" style:font-name-complex="Verdana1" style:font-size-complex="13pt" style:font-style-complex="normal"/>
    </style:style>
    <style:style style:name="T84" style:family="text">
      <style:text-properties fo:font-variant="normal" fo:text-transform="none" style:text-line-through-style="none" style:text-line-through-type="none" style:font-name="apple-system" fo:font-size="13pt" fo:letter-spacing="normal" fo:font-style="normal" style:text-underline-style="none" officeooo:rsid="000900e6" style:text-blinking="false" fo:background-color="transparent" loext:char-shading-value="0" style:font-name-asian="Times New Roman" style:font-size-asian="13pt" style:font-style-asian="normal" style:font-size-complex="13pt" style:font-style-complex="normal"/>
    </style:style>
    <style:style style:name="T85" style:family="text">
      <style:text-properties fo:color="#000000" style:font-name="Calibri"/>
    </style:style>
    <style:style style:name="T86" style:family="text">
      <style:text-properties fo:color="#000000" style:font-name="Calibri" fo:font-size="13pt" fo:font-style="italic" fo:font-weight="bold" style:font-name-asian="Times New Roman" style:font-size-asian="13pt" style:font-style-asian="italic" style:font-weight-asian="bold" style:font-size-complex="13pt"/>
    </style:style>
    <style:style style:name="T87" style:family="text">
      <style:text-properties fo:color="#000000" style:font-name="Calibri" fo:font-size="13pt" style:font-name-asian="Times New Roman" style:font-size-asian="13pt" style:font-size-complex="13pt"/>
    </style:style>
    <style:style style:name="T88" style:family="text">
      <style:text-properties fo:color="#000000" style:font-name="Calibri" fo:font-size="13pt" officeooo:rsid="00266a6f" style:font-name-asian="Times New Roman" style:font-size-asian="13pt" style:font-size-complex="13pt"/>
    </style:style>
    <style:style style:name="T89" style:family="text">
      <style:text-properties fo:color="#000000" style:font-name="Calibri" officeooo:rsid="002011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RESEARCH DATA MANAGEMENT PLAN</text:p>
      <text:p text:style-name="P20"><tex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10" office:value-type="string">
            <text:p text:style-name="P36">PROJECT</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1">Ti<text:span text:style-name="T76">tle</text:span></text:p>
          </table:table-cell>
          <table:table-cell table:style-name="Table1.B2" table:number-columns-spanned="9" office:value-type="string">
            <text:p text:style-name="P42"><text:bookmark text:name="h.exhjqf3euheb"/>Social Networks and Obsidian Movement in Pre-European Aotearoa</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1">Description</text:p>
          </table:table-cell>
          <table:table-cell table:style-name="Table1.B3" table:number-columns-spanned="9" office:value-type="string">
            <text:p text:style-name="P23">This is a descriptive <text:s/>study that will investigate the feasibility of using obsidian fragments from archaeological records as an alternative way of constructing social networks in pre-european Aotearoa.This objects can be dated to determine when they were flaked.we hope to gain some <text:span text:style-name="T77">associations between objects with similar characteristics</text:span>.The purpose of this project is <text:span text:style-name="T78">to obtain fast access to specific data. Also </text:span>test the feasibility of this new method on a small existing data set. This involve constructing a temporal network of obsidian artefacts <text:span text:style-name="T78">coming from previous studies.</text:span> <text:span text:style-name="T78">The present tool facilitate access and provide data associations.</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1">Field of Research</text:p>
          </table:table-cell>
          <table:table-cell table:style-name="Table1.B4" table:number-columns-spanned="9" office:value-type="string">
            <text:p text:style-name="P5"><text:span text:style-name="T26">160101</text:span><text:span text:style-name="T2"> , obsidian, <text:s/>Aotearoa, <text:s/>Networks, python</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21">DMP created</text:p>
          </table:table-cell>
          <table:covered-table-cell/>
          <table:covered-table-cell/>
          <table:table-cell table:style-name="Table1.D5" table:number-columns-spanned="2" office:value-type="string">
            <text:p text:style-name="P21">Last updated</text:p>
          </table:table-cell>
          <table:covered-table-cell/>
          <table:table-cell table:style-name="Table1.D5" table:number-columns-spanned="3" office:value-type="string">
            <text:p text:style-name="P21">Project start</text:p>
          </table:table-cell>
          <table:covered-table-cell/>
          <table:covered-table-cell/>
          <table:table-cell table:style-name="Table1.D5" table:number-columns-spanned="2" office:value-type="string">
            <text:p text:style-name="P21">Project end</text:p>
          </table:table-cell>
          <table:covered-table-cell/>
        </table:table-row>
        <table:table-row table:style-name="Table1.1">
          <table:table-cell table:style-name="Table1.A6" table:number-columns-spanned="3" office:value-type="string">
            <text:p text:style-name="P22">[2016/ 07/ 28]</text:p>
          </table:table-cell>
          <table:covered-table-cell/>
          <table:covered-table-cell/>
          <table:table-cell table:style-name="Table1.D6" table:number-columns-spanned="2" office:value-type="string">
            <text:p text:style-name="P22">[2016/08/16 <text:s/>13:28]</text:p>
          </table:table-cell>
          <table:covered-table-cell/>
          <table:table-cell table:style-name="Table1.F6" table:number-columns-spanned="3" office:value-type="string">
            <text:p text:style-name="P22"><text:span text:style-name="T78">2016</text:span>/<text:span text:style-name="T78">07</text:span>/<text:span text:style-name="T78">16</text:span>]</text:p>
          </table:table-cell>
          <table:covered-table-cell/>
          <table:covered-table-cell/>
          <table:table-cell table:style-name="Table1.I6" table:number-columns-spanned="2" office:value-type="string">
            <text:p text:style-name="P22">[<text:span text:style-name="T78">2016</text:span>/<text:span text:style-name="T78">10</text:span>/<text:span text:style-name="T78">28</text:span>]</text:p>
          </table:table-cell>
          <table:covered-table-cell/>
        </table:table-row>
        <table:table-row table:style-name="Table1.1">
          <table:table-cell table:style-name="Table1.A7" table:number-columns-spanned="10" office:value-type="string">
            <text:p text:style-name="P36">PROJECT CONTRIBUTOR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21">Role</text:p>
          </table:table-cell>
          <table:covered-table-cell/>
          <table:table-cell table:style-name="Table1.D5" table:number-columns-spanned="2" office:value-type="string">
            <text:p text:style-name="P21">Name</text:p>
          </table:table-cell>
          <table:covered-table-cell/>
          <table:table-cell table:style-name="Table1.D5" table:number-columns-spanned="2" office:value-type="string">
            <text:p text:style-name="P21">Affiliation</text:p>
          </table:table-cell>
          <table:covered-table-cell/>
          <table:table-cell table:style-name="Table1.D5" office:value-type="string">
            <text:p text:style-name="P21">Email</text:p>
          </table:table-cell>
          <table:table-cell table:style-name="Table1.D5" table:number-columns-spanned="2" office:value-type="string">
            <text:p text:style-name="P21">Username</text:p>
          </table:table-cell>
          <table:covered-table-cell/>
          <table:table-cell table:style-name="Table1.D5" office:value-type="string">
            <text:p text:style-name="P5"><text:span text:style-name="T1">ORCiD (</text:span><text:a xlink:type="simple" xlink:href="http://www.library.auckland.ac.nz/services/research-support/orcid" text:style-name="Internet_20_link" text:visited-style-name="Visited_20_Internet_20_Link"><text:span text:style-name="T31">i</text:span></text:a><text:span text:style-name="T1">)</text:span></text:p>
          </table:table-cell>
        </table:table-row>
        <table:table-row table:style-name="Table1.1">
          <table:table-cell table:style-name="Table1.A2" table:number-columns-spanned="2" office:value-type="string">
            <text:p text:style-name="P21">PI/ Lead researcher</text:p>
          </table:table-cell>
          <table:covered-table-cell/>
          <table:table-cell table:style-name="Table1.C9" table:number-columns-spanned="2" office:value-type="string">
            <text:p text:style-name="P22"><text:s/>Luis Miguel <text:s/>Escalante </text:p>
          </table:table-cell>
          <table:covered-table-cell/>
          <table:table-cell table:style-name="Table1.E9" table:number-columns-spanned="2" office:value-type="string">
            <text:p text:style-name="P22">Health and medical science</text:p>
          </table:table-cell>
          <table:covered-table-cell/>
          <table:table-cell table:style-name="Table1.G9" office:value-type="string">
            <text:p text:style-name="P22">lesc719@aucklanduni.ac.nz</text:p>
          </table:table-cell>
          <table:table-cell table:style-name="Table1.H9" table:number-columns-spanned="2" office:value-type="string">
            <text:p text:style-name="P22"><text:s/>Lesc719</text:p>
          </table:table-cell>
          <table:covered-table-cell/>
          <table:table-cell table:style-name="Table1.J9" office:value-type="string">
            <text:p text:style-name="P22">orcid.org/0000-0002-9080-1690 <text:tab/><text:tab/><text:tab/></text:p>
            <text:p text:style-name="P5"/>
          </table:table-cell>
        </table:table-row>
        <table:table-row table:style-name="Table1.1">
          <table:table-cell table:style-name="Table1.A10" table:number-columns-spanned="2" office:value-type="string">
            <text:p text:style-name="P22">[Supervisor, etc.]</text:p>
          </table:table-cell>
          <table:covered-table-cell/>
          <table:table-cell table:style-name="Table1.C10" table:number-columns-spanned="2" office:value-type="string">
            <text:p text:style-name="P5"><text:span text:style-name="T2"><text:s/></text:span><text:span text:style-name="T36">Dr Dion O’Neale</text:span></text:p>
          </table:table-cell>
          <table:covered-table-cell/>
          <table:table-cell table:style-name="Table1.E10" table:number-columns-spanned="2" office:value-type="string">
            <text:p text:style-name="P37">New Zealand Centre of Research Excellence</text:p>
            <text:p text:style-name="P37">, Physics Department, University of Auckland</text:p>
            <text:p text:style-name="P5"/>
          </table:table-cell>
          <table:covered-table-cell/>
          <table:table-cell table:style-name="Table1.G10" office:value-type="string">
            <text:p text:style-name="P39"><text:s/>d.oneale@auckland.ac.nz</text:p>
          </table:table-cell>
          <table:table-cell table:style-name="Table1.H10" table:number-columns-spanned="2" office:value-type="string">
            <text:p text:style-name="P39"><text:s/>d.oneale</text:p>
          </table:table-cell>
          <table:covered-table-cell/>
          <table:table-cell table:style-name="Table1.J10" office:value-type="string">
            <text:p text:style-name="P39">[tab to add row]</text:p>
          </table:table-cell>
        </table:table-row>
      </table:table>
      <text:p text:style-name="P2"><text:s/></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6">POLICIES &amp; GUIDANCE</text:p>
          </table:table-cell>
          <table:covered-table-cell/>
          <table:covered-table-cell/>
        </table:table-row>
        <table:table-row table:style-name="Table2.1">
          <table:table-cell table:style-name="Table2.A2" office:value-type="string">
            <text:p text:style-name="P21">Related policies</text:p>
          </table:table-cell>
          <table:table-cell table:style-name="Table2.B2" table:number-columns-spanned="2" office:value-type="string">
            <text:p text:style-name="P24"><text:span text:style-name="T79">According to </text:span>Auckland university Research Code of Conduct :</text:p>
            <text:p text:style-name="P11"><text:span text:style-name="T2">- </text:span><text:a xlink:type="simple" xlink:href="https://www.auckland.ac.nz/en/about/the-university/how-university-works/policy-and-administration/research/conduct/code-of-conduct-policy.html" text:style-name="Internet_20_link" text:visited-style-name="Visited_20_Internet_20_Link"><text:span text:style-name="T2">https://www.auckland.ac.nz/en/about/the-university/how-university-works/policy-and-administration/research/conduct/code-of-conduct-policy.html</text:span></text:a></text:p>
            <text:p text:style-name="P11"><text:span text:style-name="T2">- </text:span><text:a xlink:type="simple" xlink:href="https://cdn.auckland.ac.nz/assets/central/about/the-university/how-the-university-works/policy-and-administration/code-of-conduct-research.pdf" text:style-name="Internet_20_link" text:visited-style-name="Visited_20_Internet_20_Link"><text:span text:style-name="T2">https://cdn.auckland.ac.nz/assets/central/about/the-university/how-the-university-works/policy-and-administration/code-of-conduct-research.pdf</text:span></text:a></text:p>
            <text:p text:style-name="P24"/>
          </table:table-cell>
          <table:covered-table-cell/>
        </table:table-row>
        <table:table-row table:style-name="Table2.1">
          <table:table-cell table:style-name="Table2.A3" table:number-columns-spanned="3" office:value-type="string">
            <text:p text:style-name="P36">FUNDING (if applicable)</text:p>
          </table:table-cell>
          <table:covered-table-cell/>
          <table:covered-table-cell/>
        </table:table-row>
        <table:table-row table:style-name="Table2.1">
          <table:table-cell table:style-name="Table2.A2" office:value-type="string">
            <text:p text:style-name="P21">Funding agency</text:p>
          </table:table-cell>
          <table:table-cell table:style-name="Table2.B4" table:number-columns-spanned="2" office:value-type="string">
            <text:p text:style-name="P5"><text:span text:style-name="T34">Vice Chancellor’s Strategic Development Fund (UoA 2015)</text:span><text:span text:style-name="T35"> </text:span></text:p>
          </table:table-cell>
          <table:covered-table-cell/>
        </table:table-row>
        <text:soft-page-break/>
        <table:table-row table:style-name="Table2.1">
          <table:table-cell table:style-name="Table2.A5" office:value-type="string">
            <text:p text:style-name="P22">Funding ID</text:p>
          </table:table-cell>
          <table:table-cell table:style-name="Table2.B5" table:number-columns-spanned="2" office:value-type="string">
            <text:p text:style-name="P38"><text:s/>n/a</text:p>
          </table:table-cell>
          <table:covered-table-cell/>
        </table:table-row>
        <table:table-row table:style-name="Table2.1">
          <table:table-cell table:style-name="Table2.A2" office:value-type="string">
            <text:p text:style-name="P21">Research Office ID</text:p>
          </table:table-cell>
          <table:table-cell table:style-name="Table2.B6" table:number-columns-spanned="2" office:value-type="string">
            <text:p text:style-name="P38"><text:s/>n/a</text:p>
          </table:table-cell>
          <table:covered-table-cell/>
        </table:table-row>
        <table:table-row table:style-name="Table2.1">
          <table:table-cell table:style-name="Table2.A3" table:number-columns-spanned="3" office:value-type="string">
            <text:p text:style-name="P36">ETHICS &amp; PRIVACY</text:p>
          </table:table-cell>
          <table:covered-table-cell/>
          <table:covered-table-cell/>
        </table:table-row>
        <table:table-row table:style-name="Table2.1">
          <table:table-cell table:style-name="Table2.A2" office:value-type="string">
            <text:p text:style-name="P21">Ethics requirements</text:p>
          </table:table-cell>
          <table:table-cell table:style-name="Table2.B8" table:number-columns-spanned="2" office:value-type="string">
            <text:p text:style-name="P5"><text:span text:style-name="T35">There are no direct human ethics .However there is a cultural Ethic with pacific cultures relation between them that team must preserve and respect.</text:span><text:span text:style-name="T2">]</text:span></text:p>
          </table:table-cell>
          <table:covered-table-cell/>
        </table:table-row>
        <table:table-row table:style-name="Table2.1">
          <table:table-cell table:style-name="Table2.A2" office:value-type="string">
            <text:p text:style-name="P41">How will you manage any ethical issues?</text:p>
            <text:p text:style-name="P21"><text:s/></text:p>
          </table:table-cell>
          <table:table-cell table:style-name="Table2.B9" table:number-columns-spanned="2" office:value-type="string">
            <text:p text:style-name="P5"><text:span text:style-name="T35">Consent for publishing data and <text:s/>preservation of <text:s/>obsidian objects was given <text:s/>independently to each investigation <text:s/>between 2010- 2016. Objects and features <text:s/>are <text:s/>standardized and <text:s/>classified previously with codes that make easy identification. Therefore the present study does not need to manipulate the objects physically. Obtained data <text:s/>will be <text:s/>manipulated and <text:s/>store and saved in in specific <text:s/>piece of software <text:s/>that allow storage and <text:s/>preservation.</text:span><text:span text:style-name="T2"> </text:span></text:p>
            <text:p text:style-name="P22">[If yes, above, consider: Have you gained consent for data preservation and sharing/publishing? How will you protect the identity of participants if required? How will sensitive data be handled to ensure it is stored and transferred securely?</text:p>
            <text:p text:style-name="P5"><text:span text:style-name="T2">D</text:span><text:span text:style-name="T35">ata <text:s/>will be accesible for university students and <text:s/>staff <text:s/>though univeristy library website. The quality of Data <text:s/>obtained will be store for 6 <text:s/>years as the statistic values might <text:s/>change in future studies</text:span><text:span text:style-name="T2">.Ethical issues affect how you store data, who can see/use it, how it can be used and how long it is kept. Managing ethical concerns may include: anonymisation of data; referral to departmental or institutional ethics committees; and formal consent agreements. You should show that you are aware of any issues and have planned accordingly. If you are carrying out research involving human participants, you must also ensure that consent is requested to allow data to be shared and reused in as broad a terms as possible.].</text:span></text:p>
            <text:p text:style-name="P38">Data preservation and <text:s/>sharing was authorise <text:s/>on the articles and <text:s/>previous <text:s/>publucations</text:p>
          </table:table-cell>
          <table:covered-table-cell/>
        </table:table-row>
        <table:table-row table:style-name="Table2.1">
          <table:table-cell table:style-name="Table2.A2" office:value-type="string">
            <text:p text:style-name="P41">Are there other privacy and/or security requirements?</text:p>
          </table:table-cell>
          <table:table-cell table:style-name="Table2.B10" table:number-columns-spanned="2" office:value-type="string">
            <text:p text:style-name="P38">No, not applicable.</text:p>
          </table:table-cell>
          <table:covered-table-cell/>
        </table:table-row>
        <table:table-row table:style-name="Table2.1">
          <table:table-cell table:style-name="Table2.A3" table:number-columns-spanned="3" office:value-type="string">
            <text:p text:style-name="P36">DATA ORGANISATION</text:p>
          </table:table-cell>
          <table:covered-table-cell/>
          <table:covered-table-cell/>
        </table:table-row>
        <table:table-row table:style-name="Table2.1">
          <table:table-cell table:style-name="Table2.A2" table:number-columns-spanned="3" office:value-type="string">
            <text:p text:style-name="P33">Data collection/ creation</text:p>
          </table:table-cell>
          <table:covered-table-cell/>
          <table:covered-table-cell/>
        </table:table-row>
        <table:table-row table:style-name="Table2.1">
          <table:table-cell table:style-name="Table2.A2" office:value-type="string">
            <text:p text:style-name="P21">What data will you create/ collect?</text:p>
          </table:table-cell>
          <table:table-cell table:style-name="Table2.B13" table:number-columns-spanned="2" office:value-type="string">
            <text:p text:style-name="P6"><text:span text:style-name="T3">Data </text:span><text:span text:style-name="T6">decription</text:span><text:span text:style-name="T3"> was desing to be display in csv format or excel software. Data quantity was substracted from 5 different artcilcles that incl</text:span><text:span text:style-name="T6">u</text:span><text:span text:style-name="T3">de characteristactis for each article identification. </text:span><text:span text:style-name="T6">Data was compilated to from 5 different articles between 2011 to 2015.</text:span></text:p>
            <text:p text:style-name="P12"><text:span text:style-name="T2">Data is accesible in CSV fomat and EXCEL table. </text:span><text:span text:style-name="T6">Data</text:span><text:span text:style-name="T2"> can be displayed in python or script. </text:span><text:span text:style-name="T6">Data was created to obtain an easy access to </text:span><text:span text:style-name="T8">single</text:span><text:span text:style-name="T6"> obsidiant artefacts </text:span><text:span text:style-name="T8">(specific component of the data)</text:span><text:span text:style-name="T4">.Data sets for this projects is based on 1070 artefects that has been found in a different areas along New Zealand.</text:span></text:p>
            <text:p text:style-name="P13"><text:span text:style-name="T2">Data is going to be storage in Github including <text:s/></text:span><text:span text:style-name="T5">previously trials. </text:span><text:span text:style-name="T7">And will be mantain for 6 years.</text:span><text:span text:style-name="T5"> This plataform </text:span><text:span text:style-name="T8">create an easy access for</text:span><text:span text:style-name="T5"> </text:span><text:span text:style-name="T8">the compilated data </text:span><text:span text:style-name="T10">from pre-european cultures based on obsidian obajects that have a specific number of identification.</text:span></text:p>
            <text:p text:style-name="P14"><text:span text:style-name="T2">Ammounts of data that <text:s/>have been collected are not superior to </text:span><text:span text:style-name="T16">50KB</text:span><text:span text:style-name="T2">.</text:span><text:span text:style-name="T9"> Data weight will make easy and fast the download and installation processed.</text:span></text:p>
            <text:p text:style-name="P25">Existing data can be found on the original articles .However it will need a reassessment to be manipulated.</text:p>
          </table:table-cell>
          <table:covered-table-cell/>
        </table:table-row>
        <table:table-row table:style-name="Table2.1">
          <table:table-cell table:style-name="Table2.A2" office:value-type="string">
            <text:p text:style-name="P21">How will the data be collected/ created?</text:p>
          </table:table-cell>
          <table:table-cell table:style-name="Table2.B14" table:number-columns-spanned="2" office:value-type="string">
            <text:p text:style-name="P7"><text:span text:style-name="T10">Data was created and collected independetly in each article that has been publicated and displayed. From raw independent data ,main features </text:span><text:span text:style-name="T11">were </text:span><text:soft-page-break/><text:span text:style-name="T11">selected </text:span><text:span text:style-name="T10"><text:s/>and <text:s/></text:span><text:span text:style-name="T11">those</text:span><text:span text:style-name="T10">were </text:span><text:span text:style-name="T11">joined into a general excel chart.</text:span><text:span text:style-name="T10"> </text:span><text:span text:style-name="T11">There were no alteration of the main data </text:span><text:span text:style-name="T12">as </text:span></text:p>
          </table:table-cell>
          <table:covered-table-cell/>
        </table:table-row>
        <table:table-row table:style-name="Table2.1">
          <table:table-cell table:style-name="Table2.A2" office:value-type="string">
            <text:p text:style-name="P21">What non-digital data/assets will you create/ collect?</text:p>
          </table:table-cell>
          <table:table-cell table:style-name="Table2.B15" table:number-columns-spanned="2" office:value-type="string">
            <text:p text:style-name="P26">N/a</text:p>
          </table:table-cell>
          <table:covered-table-cell/>
        </table:table-row>
        <table:table-row table:style-name="Table2.1">
          <table:table-cell table:style-name="Table2.A2" table:number-columns-spanned="3" office:value-type="string">
            <text:p text:style-name="P33">File management</text:p>
          </table:table-cell>
          <table:covered-table-cell/>
          <table:covered-table-cell/>
        </table:table-row>
        <table:table-row table:style-name="Table2.1">
          <table:table-cell table:style-name="Table2.A2" office:value-type="string">
            <text:p text:style-name="P21">How will the data be organised?</text:p>
          </table:table-cell>
          <table:table-cell table:style-name="Table2.B17" table:number-columns-spanned="2" office:value-type="string">
            <text:p text:style-name="P26">Data was created and is save <text:s/>in a partition part of the documents folder <text:s/>under the name of : Luxo736-project-dental. This folder include <text:s/>sub-subfolders with Raw data and other files part of the program licence.</text:p>
            <text:p text:style-name="P26"/>
            <text:p text:style-name="P8"><text:span text:style-name="T15">Additonal version control was </text:span><text:span text:style-name="T13">created in GitHub.This site keep an exact copy of the original f</text:span><text:span text:style-name="T14">older <text:s/>and include the last updates.</text:span></text:p>
          </table:table-cell>
          <table:covered-table-cell/>
        </table:table-row>
        <table:table-row table:style-name="Table2.1">
          <table:table-cell table:style-name="Table2.A2" table:number-columns-spanned="3" office:value-type="string">
            <text:p text:style-name="P33">Storage locations</text:p>
          </table:table-cell>
          <table:covered-table-cell/>
          <table:covered-table-cell/>
        </table:table-row>
        <table:table-row table:style-name="Table2.1">
          <table:table-cell table:style-name="Table2.A2" office:value-type="string">
            <text:p text:style-name="P21">How will the data be stored and backed up during the research?</text:p>
          </table:table-cell>
          <table:table-cell table:style-name="Table2.B19" table:number-columns-spanned="2" office:value-type="string">
            <text:p text:style-name="P15"><text:span text:style-name="T2">Storage demand a space not less than 2</text:span><text:span text:style-name="T16">15</text:span><text:span text:style-name="T2">GB which include </text:span><text:span text:style-name="T16">50</text:span><text:span text:style-name="T2">KB of the functional part. </text:span><text:span text:style-name="T16">Exact and updated copies useful for back ups are store in </text:span><text:span text:style-name="T17">managed storege from University of Auckland,</text:span><text:span text:style-name="T16"> Github as same as laptop and external unit.</text:span></text:p>
            <text:p text:style-name="P27"/>
            <text:p text:style-name="P9"><text:span text:style-name="T16">R</text:span><text:span text:style-name="T18">ecovery functions are acessible as part of original package of installation. However Back-ups are possible to run from the remote access. Other addional options are to refer th</text:span><text:span text:style-name="T17">e</text:span><text:span text:style-name="T18"> pre-existe</text:span><text:span text:style-name="T17">d</text:span><text:span text:style-name="T18"> articles </text:span><text:span text:style-name="T17">from where the data was collected.</text:span></text:p>
          </table:table-cell>
          <table:covered-table-cell/>
        </table:table-row>
        <table:table-row table:style-name="Table2.1">
          <table:table-cell table:style-name="Table2.A3" table:number-columns-spanned="3" office:value-type="string">
            <text:p text:style-name="P36">METADATA &amp; DOCUMENTATION</text:p>
          </table:table-cell>
          <table:covered-table-cell/>
          <table:covered-table-cell/>
        </table:table-row>
        <table:table-row table:style-name="Table2.1">
          <table:table-cell table:style-name="Table2.A2" office:value-type="string">
            <text:p text:style-name="P21">What documentation and metadata will accompany the data to support its discovery, (re)use and increase impact?</text:p>
            <text:p text:style-name="P33"><text:s/></text:p>
          </table:table-cell>
          <table:table-cell table:style-name="Table2.B21" table:number-columns-spanned="2" office:value-type="string">
            <text:p text:style-name="P10"><text:span text:style-name="T20">Inside Luxo736-project-dental there is a </text:span><text:span text:style-name="T19">subfolder </text:span><text:span text:style-name="T20">under the name of raw_data . At the same time sub_folder under the name of articles contain 5 different carpets with a full description about the main obsidian objects. <text:s/></text:span><text:span text:style-name="T21">Basic information about how </text:span><text:span text:style-name="T2">Maori culture develop <text:s/>from relations between <text:s/>pacific cultures <text:s/></text:span><text:span text:style-name="T21">is displayed</text:span><text:span text:style-name="T2">. </text:span><text:span text:style-name="T21">Articles</text:span><text:span text:style-name="T2"> try to understand the links and possible <text:s/>relations between pacific cultures. Relations will be compared <text:s/>accordingly to the common characteristics in </text:span><text:span text:style-name="T21">obsidian </text:span><text:span text:style-name="T2">objects </text:span><text:span text:style-name="T21">that the software identify.</text:span></text:p>
            <text:p text:style-name="P28"/>
            <text:p text:style-name="P16"><text:span text:style-name="T2">Articles folder contain tables and location that are possible to observed </text:span><text:span text:style-name="T22">once the imput key matches the <text:s/>ride artefact number.</text:span></text:p>
            <text:p text:style-name="P29"/>
            <text:p text:style-name="P17"><text:span text:style-name="T2">Metadata <text:s/>also include original charts of geologycal areas and places where obsidian objects were found. All locations are associate with specific ID number</text:span><text:span text:style-name="T23">s</text:span><text:span text:style-name="T2"> <text:s/>that had lead to create charts with objects </text:span><text:span text:style-name="T23">l</text:span><text:span text:style-name="T2">ocations.</text:span></text:p>
            <text:p text:style-name="P30"/>
            <text:p text:style-name="P31">Additonal contribution are recorded in Maps part of the main articles that display Chemical soil composition <text:s/>and <text:s/>pre-european communities establishment.</text:p>
          </table:table-cell>
          <table:covered-table-cell/>
        </table:table-row>
        <table:table-row table:style-name="Table2.1">
          <table:table-cell table:style-name="Table2.A2" office:value-type="string">
            <text:p text:style-name="P21">Spatial extent</text:p>
          </table:table-cell>
          <table:table-cell table:style-name="Table2.B22" table:number-columns-spanned="2" office:value-type="string">
            <text:p text:style-name="P31">N/a</text:p>
          </table:table-cell>
          <table:covered-table-cell/>
        </table:table-row>
        <table:table-row table:style-name="Table2.1">
          <table:table-cell table:style-name="Table2.A2" office:value-type="string">
            <text:p text:style-name="P21">Temporal extent</text:p>
          </table:table-cell>
          <table:table-cell table:style-name="Table2.B23" table:number-columns-spanned="2" office:value-type="string">
            <text:p text:style-name="P31">N/a</text:p>
          </table:table-cell>
          <table:covered-table-cell/>
        </table:table-row>
        <table:table-row table:style-name="Table2.1">
          <table:table-cell table:style-name="Table2.A2" office:value-type="string">
            <text:p text:style-name="P21">Links</text:p>
          </table:table-cell>
          <table:table-cell table:style-name="Table2.B24" table:number-columns-spanned="2" office:value-type="string">
            <text:p text:style-name="P31">N/a</text:p>
          </table:table-cell>
          <table:covered-table-cell/>
        </table:table-row>
        <table:table-row table:style-name="Table2.1">
          <table:table-cell table:style-name="Table2.A3" table:number-columns-spanned="3" office:value-type="string">
            <text:p text:style-name="P36">OWNERSHIP, COPYRIGHT &amp; IP</text:p>
          </table:table-cell>
          <table:covered-table-cell/>
          <table:covered-table-cell/>
        </table:table-row>
        <table:table-row table:style-name="Table2.1">
          <table:table-cell table:style-name="Table2.A2" table:number-columns-spanned="2" office:value-type="string">
            <text:p text:style-name="P33">The copyright and other IP is owned/held by:</text:p>
          </table:table-cell>
          <table:covered-table-cell/>
          <table:table-cell table:style-name="Table2.C26" office:value-type="string">
            <text:p text:style-name="P22">Yes or leave blank<text:soft-page-break/></text:p>
          </table:table-cell>
        </table:table-row>
        <table:table-row table:style-name="Table2.1">
          <table:table-cell table:style-name="Table2.A2" table:number-columns-spanned="2" office:value-type="string">
            <text:p text:style-name="P21">The University of Auckland (normal situation for research undertaken by university staff)</text:p>
          </table:table-cell>
          <table:covered-table-cell/>
          <table:table-cell table:style-name="Table2.C27" office:value-type="string">
            <text:p text:style-name="P31">yes</text:p>
          </table:table-cell>
        </table:table-row>
        <table:table-row table:style-name="Table2.1">
          <table:table-cell table:style-name="Table2.A2" table:number-columns-spanned="2" office:value-type="string">
            <text:p text:style-name="P21">The student (research by research student in the normal course of study, which does not fall into any of the other categories.)</text:p>
          </table:table-cell>
          <table:covered-table-cell/>
          <table:table-cell table:style-name="Table2.C28" office:value-type="string">
            <text:p text:style-name="P5"><text:span text:style-name="T2"><text:s/></text:span><text:span text:style-name="T24">yes</text:span></text:p>
          </table:table-cell>
        </table:table-row>
        <table:table-row table:style-name="Table2.1">
          <table:table-cell table:style-name="Table2.A2" table:number-columns-spanned="2" office:value-type="string">
            <text:p text:style-name="P21">Joint ownership (research conducted in collaboration: copyright and IP ownership are documented in an agreement between the organisations)</text:p>
          </table:table-cell>
          <table:covered-table-cell/>
          <table:table-cell table:style-name="Table2.C29" office:value-type="string">
            <text:p text:style-name="P22">*</text:p>
          </table:table-cell>
        </table:table-row>
        <table:table-row table:style-name="Table2.1">
          <table:table-cell table:style-name="Table2.A2" table:number-columns-spanned="2" office:value-type="string">
            <text:p text:style-name="P21">Third party data (data owned by third party or generated under UniServices agreements.</text:p>
          </table:table-cell>
          <table:covered-table-cell/>
          <table:table-cell table:style-name="Table2.C30" office:value-type="string">
            <text:p text:style-name="P22">*</text:p>
          </table:table-cell>
        </table:table-row>
        <table:table-row table:style-name="Table2.1">
          <table:table-cell table:style-name="Table2.A2" office:value-type="string">
            <text:p text:style-name="P5"><text:span text:style-name="T1">If ownership </text:span><text:span text:style-name="T27">is</text:span><text:span text:style-name="T1"> jointly held, third party or generated under UniServices contract.</text:span></text:p>
          </table:table-cell>
          <table:table-cell table:style-name="Table2.B31" table:number-columns-spanned="2" office:value-type="string">
            <text:p text:style-name="P32">N/a</text:p>
          </table:table-cell>
          <table:covered-table-cell/>
        </table:table-row>
        <table:table-row table:style-name="Table2.1">
          <table:table-cell table:style-name="Table2.A3" table:number-columns-spanned="3" office:value-type="string">
            <text:p text:style-name="P36">ACTIVE DATA - SHARING &amp; ACCESS CONTROL</text:p>
          </table:table-cell>
          <table:covered-table-cell/>
          <table:covered-table-cell/>
        </table:table-row>
        <table:table-row table:style-name="Table2.1">
          <table:table-cell table:style-name="Table2.A2" office:value-type="string">
            <text:p text:style-name="P21">Access to the data during the project will be:</text:p>
          </table:table-cell>
          <table:table-cell table:style-name="Table2.B33" table:number-columns-spanned="2" office:value-type="string">
            <text:p text:style-name="P5"><text:span text:style-name="T2">Unrestricted. </text:span><text:span text:style-name="T24">Visible for reviews in Github.</text:span></text:p>
          </table:table-cell>
          <table:covered-table-cell/>
        </table:table-row>
        <table:table-row table:style-name="Table2.1">
          <table:table-cell table:style-name="Table2.A2" office:value-type="string">
            <text:p text:style-name="P41">How will you manage access and security?</text:p>
            <text:p text:style-name="P33"><text:s/></text:p>
          </table:table-cell>
          <table:table-cell table:style-name="Table2.B34" table:number-columns-spanned="2" office:value-type="string">
            <text:p text:style-name="P18">Data is unrestricted . This allow <text:s/>the team to review <text:s/>updates but do not allow changes. <text:span text:style-name="T75">Performance of software is <text:s/>also <text:s/>accesisble for <text:s/>Students’Univeristy of Auckland </text:span></text:p>
            <text:p text:style-name="P18">Github save the security <text:s/>fo the project under a user name and password of the designer. <text:span text:style-name="T75">i</text:span></text:p>
            <text:p text:style-name="P22">Access <text:s/>and secrurity will be manage trough passwrods and registration of students or staff of university.</text:p>
            <text:p text:style-name="P34">[Consider: Whether you are the only person that will have access to the active, unpublished data, or data will be shared internally (specify with who) /externally (specify with who)? What are the risks to data security and how will these be managed? How will you control access to keep the data secure? How will you ensure that collaborators can access your data securely? If creating or collecting data in the field how will you ensure its safe transfer into your main secured systems?</text:p>
            <text:p text:style-name="P19"><text:span text:style-name="T2">If your data is confidential (e.g. personal data not already in the public domain, confidential information or trade secrets), you should outline any appropriate security measures and note any formal standards that you will comply with e.g. ISO 27001.</text:span><text:span text:style-name="T38">]</text:span></text:p>
          </table:table-cell>
          <table:covered-table-cell/>
        </table:table-row>
        <table:table-row table:style-name="Table2.1">
          <table:table-cell table:style-name="Table2.A3" table:number-columns-spanned="3" office:value-type="string">
            <text:p text:style-name="P36">RETENTION &amp; DISPOSAL</text:p>
          </table:table-cell>
          <table:covered-table-cell/>
          <table:covered-table-cell/>
        </table:table-row>
        <table:table-row table:style-name="Table2.1">
          <table:table-cell table:style-name="Table2.A2" table:number-columns-spanned="2" office:value-type="string">
            <text:p text:style-name="P33">Data must be retained after submission of thesis or publication of results for a minimum of:</text:p>
          </table:table-cell>
          <table:covered-table-cell/>
          <table:table-cell table:style-name="Table2.C36" office:value-type="string">
            <text:p text:style-name="P21">(select)</text:p>
          </table:table-cell>
        </table:table-row>
        <table:table-row table:style-name="Table2.1">
          <table:table-cell table:style-name="Table2.A2" table:number-columns-spanned="2" office:value-type="string">
            <text:p text:style-name="P21">6 years (standard minimum retention after last publication based on data)</text:p>
          </table:table-cell>
          <table:covered-table-cell/>
          <table:table-cell table:style-name="Table2.C37" office:value-type="string">
            <text:p text:style-name="P5"><text:span text:style-name="T2"><text:s/></text:span>yes</text:p>
          </table:table-cell>
        </table:table-row>
        <table:table-row table:style-name="Table2.1">
          <table:table-cell table:style-name="Table2.A2" table:number-columns-spanned="2" office:value-type="string">
            <text:p text:style-name="P21">10 years (for medical research involving clinical trials from the end of the trial)</text:p>
          </table:table-cell>
          <table:covered-table-cell/>
          <table:table-cell table:style-name="Table2.C38" office:value-type="string">
            <text:p text:style-name="P22"><text:s/>-</text:p>
          </table:table-cell>
        </table:table-row>
        <table:table-row table:style-name="Table2.1">
          <table:table-cell table:style-name="Table2.A2" table:number-columns-spanned="2" office:value-type="string">
            <text:p text:style-name="P21">Until patient reaches 26 years of age, and at least 10 after last treatment (for clinical research involving children)</text:p>
          </table:table-cell>
          <table:covered-table-cell/>
          <table:table-cell table:style-name="Table2.C39" office:value-type="string">
            <text:p text:style-name="P22"><text:s/>-</text:p>
          </table:table-cell>
        </table:table-row>
        <table:table-row table:style-name="Table2.1">
          <table:table-cell table:style-name="Table2.A2" table:number-columns-spanned="2" office:value-type="string">
            <text:p text:style-name="P21">21 years from the date of filing a patent related to this research</text:p>
          </table:table-cell>
          <table:covered-table-cell/>
          <table:table-cell table:style-name="Table2.C40" office:value-type="string">
            <text:p text:style-name="P22"><text:s/>-</text:p>
          </table:table-cell>
        </table:table-row>
        <table:table-row table:style-name="Table2.1">
          <table:table-cell table:style-name="Table2.A2" table:number-columns-spanned="2" office:value-type="string">
            <text:p text:style-name="P21">Other specified time</text:p>
          </table:table-cell>
          <table:covered-table-cell/>
          <table:table-cell table:style-name="Table2.C41" office:value-type="string">
            <text:p text:style-name="P22"><text:s/>-</text:p>
          </table:table-cell>
        </table:table-row>
        <text:soft-page-break/>
        <table:table-row table:style-name="Table2.1">
          <table:table-cell table:style-name="Table2.A2" office:value-type="string">
            <text:p text:style-name="P21">Details of other time</text:p>
          </table:table-cell>
          <table:table-cell table:style-name="Table2.B42" table:number-columns-spanned="2" office:value-type="string">
            <text:p text:style-name="P22">-</text:p>
          </table:table-cell>
          <table:covered-table-cell/>
        </table:table-row>
        <table:table-row table:style-name="Table2.1">
          <table:table-cell table:style-name="Table2.A2" table:number-columns-spanned="2" office:value-type="string">
            <text:p text:style-name="P21">Based on the above, data must be kept until at least</text:p>
          </table:table-cell>
          <table:covered-table-cell/>
          <table:table-cell table:style-name="Table2.C43" office:value-type="string">
            <text:p text:style-name="P5"><text:span text:style-name="T2">[2022/</text:span><text:span text:style-name="T25">10</text:span><text:span text:style-name="T2">/</text:span><text:span text:style-name="T25">11</text:span></text:p>
          </table:table-cell>
        </table:table-row>
        <table:table-row table:style-name="Table2.1">
          <table:table-cell table:style-name="Table2.A3" table:number-columns-spanned="3" office:value-type="string">
            <text:p text:style-name="P36">DATA PUBLISHING AND DISCOVERY</text:p>
          </table:table-cell>
          <table:covered-table-cell/>
          <table:covered-table-cell/>
        </table:table-row>
        <table:table-row table:style-name="Table2.1">
          <table:table-cell table:style-name="Table2.A2" office:value-type="string">
            <text:p text:style-name="P21">Licencing</text:p>
          </table:table-cell>
          <table:table-cell table:style-name="Table2.B45" table:number-columns-spanned="2" office:value-type="string">
            <text:p text:style-name="P5"><text:span text:style-name="T2">[</text:span><text:span text:style-name="T28">State licence(s) under which you plan to make the data publically accessible. Be as open as possible.</text:span><text:a xlink:type="simple" xlink:href="http://creativecommons.org.nz/licences/licences-explained/" text:style-name="Internet_20_link" text:visited-style-name="Visited_20_Internet_20_Link"><text:span text:style-name="T28"> </text:span></text:a><text:a xlink:type="simple" xlink:href="http://creativecommons.org.nz/licences/licences-explained/" text:style-name="Internet_20_link" text:visited-style-name="Visited_20_Internet_20_Link"><text:span text:style-name="T33">Creative Commons Aotearoa New Zealand – Licences explained</text:span></text:a><text:span text:style-name="T28"> ]</text:span></text:p>
          </table:table-cell>
          <table:covered-table-cell/>
        </table:table-row>
        <table:table-row table:style-name="Table2.1">
          <table:table-cell table:style-name="Table2.A2" office:value-type="string">
            <text:p text:style-name="P21">Outline how data will be prepared and where it will be published.</text:p>
            <text:p text:style-name="P21"><text:s/></text:p>
            <text:p text:style-name="P21"><text:s/></text:p>
          </table:table-cell>
          <table:table-cell table:style-name="Table2.B46" table:number-columns-spanned="2" office:value-type="string">
            <text:p text:style-name="P22">New users will be able to a have access to outcome previous registration in Auckland university library website.Rules and conditions for registration will be regulated by Auckland university. </text:p>
            <text:p text:style-name="P5"><text:span text:style-name="T2">[Consider: How will potential users find out about your data? With whom will you share the data, and under what conditions? Will you share data via the</text:span><text:a xlink:type="simple" xlink:href="https://www.library.auckland.ac.nz/databases/record/index.asp?record=DatPubandDisSer" text:style-name="Internet_20_link" text:visited-style-name="Visited_20_Internet_20_Link"><text:span text:style-name="T2"> </text:span></text:a><text:a xlink:type="simple" xlink:href="https://www.library.auckland.ac.nz/databases/record/index.asp?record=DatPubandDisSer" text:style-name="Internet_20_link" text:visited-style-name="Visited_20_Internet_20_Link"><text:span text:style-name="T32">University Data Publishing and Discovery Service</text:span></text:a><text:span text:style-name="T2"> or a disciplinary data repository (</text:span><text:a xlink:type="simple" xlink:href="http://service.re3data.org/search" text:style-name="Internet_20_link" text:visited-style-name="Visited_20_Internet_20_Link"><text:span text:style-name="T32">listing</text:span></text:a><text:span text:style-name="T2">)? Will you publish a metadata only file with the institutional repository? Will you handle requests directly or use another mechanism? When will you make the data available? Will you pursue getting a persistent identifier for your data?</text:span></text:p>
            <text:p text:style-name="P22">The methods used to share data will be dependent on a number of factors such as the type, size, complexity and sensitivity of data. If possible, mention earlier examples to show a track record of effective data sharing.]</text:p>
          </table:table-cell>
          <table:covered-table-cell/>
        </table:table-row>
        <table:table-row table:style-name="Table2.1">
          <table:table-cell table:style-name="Table2.A3" table:number-columns-spanned="3" office:value-type="string">
            <text:p text:style-name="P36">LONG-TERM ARCHIVE / PRESERVATION (20+years, if applicable)</text:p>
          </table:table-cell>
          <table:covered-table-cell/>
          <table:covered-table-cell/>
        </table:table-row>
        <table:table-row table:style-name="Table2.1">
          <table:table-cell table:style-name="Table2.A2" office:value-type="string">
            <text:p text:style-name="P21">What is the long-term preservation plan for the dataset?</text:p>
            <text:p text:style-name="P33"><text:s/></text:p>
          </table:table-cell>
          <table:table-cell table:style-name="Table2.B48" table:number-columns-spanned="2" office:value-type="string">
            <text:p text:style-name="P22">N/a.</text:p>
            <text:p text:style-name="P22">[Publishing with DOI should offer persistent access over years, not necessarily decades. Nor does a DOI actively address any needs to transform or migrate data from obsolete formats over time.</text:p>
            <text:p text:style-name="P22">Consider: Does your data offer something irreplaceable (actually or practically) that is of value to society over decades to come? If unsure, please contact the Library.</text:p>
            <text:p text:style-name="P22">Provide information or guidance on how datasets that have long-term value will be preserved and curated beyond the lifetime of the project. Indicate likely areas of risk (i.e. proprietary formats). If you do not propose to use an established repository, the data management plan should demonstrate that resources and systems will be in place to enable the data to be curated effectively beyond the lifetime of the project. Document any discussion of long–term archive with academic units or other relevant staff.]</text:p>
          </table:table-cell>
          <table:covered-table-cell/>
        </table:table-row>
        <table:table-row table:style-name="Table2.1">
          <table:table-cell table:style-name="Table2.A49" office:value-type="string">
            <text:p text:style-name="P40"/>
          </table:table-cell>
          <table:table-cell table:style-name="Table2.B49" office:value-type="string">
            <text:p text:style-name="P40"/>
          </table:table-cell>
          <table:table-cell table:style-name="Table2.C49" office:value-type="string">
            <text:p text:style-name="P40"/>
          </table:table-cell>
        </table:table-row>
      </table:table>
      <text:p text:style-name="P20"><text:s/></text:p>
      <table:table table:name="Table3" table:style-name="Table3">
        <table:table-column table:style-name="Table3.A"/>
        <table:table-column table:style-name="Table3.B"/>
        <table:table-row table:style-name="Table3.1">
          <table:table-cell table:style-name="Table3.A1" table:number-columns-spanned="2" office:value-type="string">
            <text:p text:style-name="P36">RDM/DMP RESPONSIBILITIES &amp; RESOURCES</text:p>
          </table:table-cell>
          <table:covered-table-cell/>
        </table:table-row>
        <table:table-row table:style-name="Table3.1">
          <table:table-cell table:style-name="Table3.A2" office:value-type="string">
            <text:p text:style-name="P21">Who will be responsible for data management?</text:p>
          </table:table-cell>
          <table:table-cell table:style-name="Table3.B2" office:value-type="string">
            <text:p text:style-name="P22">Responsable for data management plan is Luis Miguel Escalante under supervision of Dr. Dion O’Neil.</text:p>
            <text:p text:style-name="P22">Implementation <text:s/>in the DMP will be discuss with the participants twice a week and <text:s/>outcomes will be apply <text:s/>and update it weekly.</text:p>
            <text:p text:style-name="P22">[If your project has several contributors and/or institutions, and/or the ownership is complex, consider: Who is responsible for implementing the DMP, and ensuring it is reviewed and revised? Who will be responsible for each data management activity? How will responsibilities be split across partner sites in collaborative research projects? Will data ownership and responsibilities for research data management be part of any consortium agreement or contract agreed between partners?</text:p>
            <text:p text:style-name="P22"><text:soft-page-break/>Outline the roles and responsibilities for all activities e.g. data capture, metadata production, data quality, storage and backup, data archiving &amp; data sharing. Consider who will be responsible for ensuring relevant policies are respected. Individuals should be named where possible.]</text:p>
          </table:table-cell>
        </table:table-row>
        <table:table-row table:style-name="Table3.1">
          <table:table-cell table:style-name="Table3.A2" office:value-type="string">
            <text:p text:style-name="P21">What resources will you require to deliver your plan?</text:p>
          </table:table-cell>
          <table:table-cell table:style-name="Table3.B3" office:value-type="string">
            <text:p text:style-name="P22">Resorces <text:s/>required <text:s text:c="2"/>involve specialist in Data management <text:s/>and software computer programming.</text:p>
            <text:p text:style-name="P22">[Consider: Contacting the Centre for eResearch. Is additional specialist expertise (or training for existing staff) required? Do you require hardware or software which is additional or exceptional to existing institutional provision? Will charges be applied by data repositories?</text:p>
            <text:p text:style-name="P22">Carefully consider any resources needed to deliver the plan, e.g. software, hardware, technical expertise, etc. Where dedicated resources are needed, these should be outlined and justified.]</text:p>
          </table:table-cell>
        </table:table-row>
      </table:table>
      <text:p text:style-name="P20"><text:s/></text:p>
      <text:p text:style-name="P3">References and thanks to:</text:p>
      <text:p text:style-name="P1"><text:span text:style-name="T29">DCC. (2013). Checklist for a Data Management Plan. v.4.0. Edinburgh: Digital Curation Centre. Available online: </text:span><text:span text:style-name="T73">http://www.dcc.ac.uk/resources/data-management-plans</text:span></text:p>
      <text:p text:style-name="P35"><text:s/></text:p>
      <text:p text:style-name="P2"><text:s/></text:p>
      <text:p text:style-name="P90">Software paper for submission to MEDSCI 736 University of Auckland</text:p>
      <text:p text:style-name="P54"/>
      <text:p text:style-name="P54">Please submit the completed paper to: f.kubke@auckland.ac.nz</text:p>
      <text:p text:style-name="P67"/>
      <text:p text:style-name="P54"/>
      <text:p text:style-name="P43">(1) Overview</text:p>
      <text:p text:style-name="P43"/>
      <text:p text:style-name="P87">Title</text:p>
      <text:p text:style-name="P88"><text:span text:style-name="T40">“Obsisdian seeker, </text:span><text:span text:style-name="T41">Identify qualities of obsidian objects</text:span><text:span text:style-name="T40">”.</text:span></text:p>
      <text:p text:style-name="P87"/>
      <text:p text:style-name="P54"/>
      <text:p text:style-name="P82">Paper Authors</text:p>
      <text:p text:style-name="P61"><text:span text:style-name="T37">1. </text:span><text:span text:style-name="T63">Escalante, Luis M.</text:span></text:p>
      <text:p text:style-name="P54">2. O’Neale, Dion.</text:p>
      <text:p text:style-name="P54"/>
      <text:p text:style-name="P82">Paper Author Roles and Affiliations</text:p>
      <text:p text:style-name="P54">1. Development Team, University of Auckland</text:p>
      <text:p text:style-name="P54">2. Product Owner, University of Auckland dept of Statistics and Physic.</text:p>
      <text:p text:style-name="P53">3. Scrum Master, UoA.</text:p>
      <text:p text:style-name="P53"/>
      <text:p text:style-name="P82">Abstract</text:p>
      <text:p text:style-name="P61"><text:span text:style-name="T37">Obsidian seeker is a software tool that </text:span><text:span text:style-name="T64">display a significant amount of data previously screened. Obsidian seeker count the with accuracy the number of rows and columns. Is capable to identify the <text:s/>Sample Type column <text:s/>and display a complete list of <text:s/>all the obsidian artefacts. This is the pilar for identification of individual properties in ecah case. </text:span><text:span text:style-name="T65">Users need to introduce an imput as object type number and program will return the list of elements associated with the particular object. However it does not provide any association if the artefact number is out of the range in the main list. Project allow implementation as it is under CC licenced. Is also storage in Github for future potential reuse.</text:span></text:p>
      <text:p text:style-name="P54"/>
      <text:p text:style-name="P82">Keywords</text:p>
      <text:p text:style-name="P81">Obsidian, Artefact, Features, Python, Script.</text:p>
      <text:p text:style-name="P77"/>
      <text:p text:style-name="P83">Introduction </text:p>
      <text:p text:style-name="P78">Obsidian seeker is a small and useful software. This is easy to conduct because the small range of imputs that users need to run the programme. Codes are specially design to organize and locate any individual item (artefact number) in the list of Sample type. At the same time this software allows the user to track associated features of any single object in the list.</text:p>
      <text:p text:style-name="P78"/>
      <text:p text:style-name="P84"><text:span text:style-name="T67">O</text:span><text:span text:style-name="T66">bsidian Seeker, follow similar patterns as previous analytic sof</text:span><text:span text:style-name="T68">t</text:span><text:span text:style-name="T66">wares for obsidian objects. However Obsidian Seeker </text:span><text:span text:style-name="T68">do not try to find the origin of this artefacts but help to provide an association between artefact, location and chemical compounds.[1]</text:span></text:p>
      <text:p text:style-name="P79"/>
      <text:p text:style-name="P85"><text:span text:style-name="T66">This software is available was designed in Python </text:span><text:span text:style-name="T69">(Jupyter Notebook)</text:span><text:span text:style-name="T66"> and runs properly with version 3.2. </text:span><text:span text:style-name="T69">Obsidian seeker is compatible with script and performance is as efficient as in Jupyter Notebook. There is none guarantee that this </text:span><text:soft-page-break/><text:span text:style-name="T69">software performe adequately </text:span><text:span text:style-name="T70">with</text:span><text:span text:style-name="T69"> similar </text:span><text:span text:style-name="T70">programming languages </text:span><text:span text:style-name="T69">such as Python or Script.</text:span></text:p>
      <text:p text:style-name="P80"/>
      <text:p text:style-name="P86"><text:span text:style-name="T69">Functions are design to identify a main label in data (Sample Type). Adjustment and improvements are allow for any other heading such as Location type, source type, or ID number. The present software might complement bigger softwares for obsidian objects and contrast results. Therefore Obsidian Seeker software must be consider and important piece </text:span><text:span text:style-name="T71">of support for other softwares with similar associative functions.</text:span></text:p>
      <text:p text:style-name="P44"/>
      <text:p text:style-name="P44">Implementation and architecture</text:p>
      <text:p text:style-name="P47"/>
      <text:p text:style-name="P56"><text:span text:style-name="T42">Obsidiand seeker was implemented based in the porpouse of create future </text:span><text:span text:style-name="T43">links between obsidian objects and regions <text:s/>where those were found within New Zealand. During 12 weeks codes were design in Jupyter Notebook and tested in Script. </text:span><text:span text:style-name="T44">Implementation was constantly updated through a remote access to GitHub. This storage content raw data, license, Test functions and Data Management Plan.</text:span></text:p>
      <text:p text:style-name="P48"/>
      <text:p text:style-name="P61"><text:span text:style-name="T44">Obsidian seeker allow to identify data saved in excel file </text:span><text:span text:style-name="T45">and </text:span><text:span text:style-name="T44">also import CSV </text:span><text:span text:style-name="T45">f</text:span><text:span text:style-name="T44">ormat of the same data. The main components allow to view the whole data separated per rows. The quantity of columns and rows and the identification of the pillar object “Sample Type” list </text:span><text:span text:style-name="T45">is possible to identify with a simple comand that displayed the key word “help”. Help as key word display a list of commands that are a list of useful options to continue running the software. Once the list is displayed a new option is available “Sample_Type” that is the access to any of the 1070 different obsidian objects. Finally the imput of any specific number of object will create a list of <text:s/>the associate features related to that particular object. </text:span><text:span text:style-name="T46">Improvements may be develop in future versions where main seek pillar will include, location source or ID numbers intead of Sample Type. Complementary Key word “exit” is useful to leave the software.</text:span></text:p>
      <text:p text:style-name="P44"/>
      <text:p text:style-name="P44">Quality control </text:p>
      <text:p text:style-name="P49">This software was tested to verify the adequate performance of the main function. Test functions were develop in Script. External values were created to be used in test functions and were runned through Pytest. Addional notes have been created to understand the functionality of test-fucntions.</text:p>
      <text:p text:style-name="P66"/>
      <text:p text:style-name="P66"/>
      <text:p text:style-name="P66"/>
      <text:p text:style-name="P66"/>
      <text:p text:style-name="P65"><text:span text:style-name="T74">Detail the level of testing that has been carried out on the code (e.g. unit, functional, load etc.), and in which environments.</text:span><text:span text:style-name="T42"> If not already included in the software documentation, provide details of how a user could quickly understand if the software is working (e.g. providing examples of running the software with sample input and output data). </text:span></text:p>
      <text:p text:style-name="P62"><text:soft-page-break/>Test driven development</text:p>
      <text:p text:style-name="P62"/>
      <text:p text:style-name="P44">(2) Availability </text:p>
      <text:p text:style-name="P45"/>
      <text:p text:style-name="P45">Operating system</text:p>
      <text:p text:style-name="P61"><text:span text:style-name="T42">Ubuntu 16.04 LTS </text:span><text:span text:style-name="T47">64 - bit</text:span></text:p>
      <text:p text:style-name="P45"/>
      <text:p text:style-name="P45">Programming language</text:p>
      <text:p text:style-name="P61"><text:span text:style-name="T42">Python 3.5.2 </text:span><text:span text:style-name="T46">(Jupyter Notebook.). </text:span><text:span text:style-name="T80">Anaconda 4.1.1 (64-bit)</text:span></text:p>
      <text:p text:style-name="P47"/>
      <text:p text:style-name="P45">Additional system requirements</text:p>
      <text:p text:style-name="P50">250MB to download the software.</text:p>
      <text:p text:style-name="P45"/>
      <text:p text:style-name="P45">Dependencies</text:p>
      <text:p text:style-name="P46">None</text:p>
      <text:p text:style-name="P46"/>
      <text:p text:style-name="P45">List of contributors</text:p>
      <text:p text:style-name="P57"><text:span text:style-name="T59">Dion </text:span><text:span text:style-name="T58">O’Neale </text:span><text:span text:style-name="T59">(Supervisor) d.oneale@</text:span><text:a xlink:type="simple" xlink:href="mailto:mkuk073@aucklanduni.ac.nz" text:style-name="Internet_20_link" text:visited-style-name="Visited_20_Internet_20_Link"><text:span text:style-name="T83">aucklanduni.ac.nz</text:span></text:a><text:span text:style-name="T61"> </text:span></text:p>
      <text:p text:style-name="P76"><text:span text:style-name="T81">Manish Kukreja </text:span><text:span text:style-name="T82">(mentor),</text:span><text:span text:style-name="T81"> </text:span><text:span text:style-name="T82">mkuk073</text:span><text:a xlink:type="simple" xlink:href="mailto:mkuk073@aucklanduni.ac.nz" text:style-name="Internet_20_link" text:visited-style-name="Visited_20_Internet_20_Link"><text:span text:style-name="T84">@aucklanduni.ac.nz</text:span></text:a><text:span text:style-name="T60"> </text:span></text:p>
      <text:p text:style-name="P68"/>
      <text:p text:style-name="P45">Software location:</text:p>
      <text:p text:style-name="P71"><text:span text:style-name="T52">Archive</text:span><text:span text:style-name="T42"> </text:span></text:p>
      <text:p text:style-name="P72"><text:span text:style-name="T52">Name:</text:span><text:span text:style-name="T42"> </text:span><text:span text:style-name="T48">Luxo736-project-dental</text:span></text:p>
      <text:p text:style-name="P72"><text:span text:style-name="T52">Persistent identifier:</text:span><text:span text:style-name="T42"> </text:span><text:span text:style-name="T49">https://github.com/UOA-MEDSCI-736/Luxo736-project-dental</text:span></text:p>
      <text:p text:style-name="P72"><text:span text:style-name="T52">Licence: </text:span><text:a xlink:type="simple" xlink:href="http://creativecommons.org/licenses/by/3.0/" text:style-name="Internet_20_link" text:visited-style-name="Visited_20_Internet_20_Link"><text:span text:style-name="Internet_20_link"><text:span text:style-name="T86">Creative Commons Attribution License</text:span></text:span></text:a><text:span text:style-name="T52"> </text:span></text:p>
      <text:p text:style-name="P72"><text:span text:style-name="T52">Publisher: </text:span><text:span text:style-name="T53">Luis Miguel Escalante</text:span></text:p>
      <text:p text:style-name="P72"><text:span text:style-name="T52">Version published:</text:span><text:span text:style-name="T54"> </text:span><text:span text:style-name="T55">Obsidian seeker version 0.1</text:span></text:p>
      <text:p text:style-name="P72"><text:span text:style-name="T52">Date published: </text:span><text:span text:style-name="T53">27</text:span><text:span text:style-name="T42">/</text:span><text:span text:style-name="T47">10</text:span><text:span text:style-name="T42">/</text:span><text:span text:style-name="T47">2016</text:span></text:p>
      <text:p text:style-name="P69"><text:span text:style-name="T39">Code repository</text:span><text:span text:style-name="T42"> </text:span></text:p>
      <text:p text:style-name="P72"><text:span text:style-name="T52">Name:</text:span><text:span text:style-name="T42"> </text:span><text:span text:style-name="T56">UOA-MEDSCI-736/Luxo736-project-dental</text:span></text:p>
      <text:p text:style-name="P72"><text:span text:style-name="T52">Identifier:</text:span><text:span text:style-name="T42"> </text:span><text:span text:style-name="T49">https://github.com/UOA-MEDSCI-736/Luxo736-project-dental</text:span></text:p>
      <text:p text:style-name="P72"><text:span text:style-name="T52">Licence: </text:span><text:span text:style-name="T30">Attribution-ShareAlike 4.0 International license (CC BY-SA 4.0)</text:span></text:p>
      <text:p text:style-name="P72"><text:span text:style-name="T52">Date published: </text:span><text:span text:style-name="T57">27</text:span><text:span text:style-name="T62">/</text:span><text:span text:style-name="T50">10</text:span><text:span text:style-name="T42">/</text:span><text:span text:style-name="T50">16</text:span></text:p>
      <text:p text:style-name="P70"/>
      <text:p text:style-name="P63">Language</text:p>
      <text:p text:style-name="P51">English from New Zealand.</text:p>
      <text:p text:style-name="P58"><text:span text:style-name="T42">Python 3.5.2 </text:span><text:span text:style-name="T46">(Jupyter Notebook.)</text:span></text:p>
      <text:list xml:id="list6823584498545522959" text:style-name="L1">
        <text:list-item>
          <text:p text:style-name="P92"><text:a xlink:type="simple" xlink:href="http://journals.plos.org/plosone/article?id=10.1371/journal.pone.0084302" text:style-name="Internet_20_link" text:visited-style-name="Visited_20_Internet_20_Link"><text:span text:style-name="T87">http://journals.plos.org/plosone/article?id=10.1371/journal.pone.0084302</text:span></text:a></text:p>
        </text:list-item>
        <text:list-item>
          <text:p text:style-name="P92"><text:a xlink:type="simple" xlink:href="http://www.sciencedirect.com/science/article/pii/S0305440313004305" text:style-name="Internet_20_link" text:visited-style-name="Visited_20_Internet_20_Link"><text:span text:style-name="T87">http://www.sciencedirect.com/science/article/pii/S0305440313004305</text:span></text:a></text:p>
        </text:list-item>
        <text:list-item>
          <text:p text:style-name="P92"><text:a xlink:type="simple" xlink:href="http://www.tandfonline.com/doi/full/10.1080/15564894.2015.1115788" text:style-name="Internet_20_link" text:visited-style-name="Visited_20_Internet_20_Link"><text:span text:style-name="T87">http://www.tandfonline.com/doi/full/10.1080/15564894.2015.1115788</text:span></text:a></text:p>
        </text:list-item>
        <text:list-item>
          <text:p text:style-name="P93"><text:a xlink:type="simple" xlink:href="http://www.sciencedirect.com/science/article/pii/S0278416516300046" text:style-name="Internet_20_link" text:visited-style-name="Visited_20_Internet_20_Link"><text:span text:style-name="T87">http://www.sciencedirect.com/science/article/pii/S0278416516300046</text:span></text:a></text:p>
        </text:list-item>
        <text:list-item>
          <text:p text:style-name="P91"><text:a xlink:type="simple" xlink:href="http://www.sciencedirect.com/science/article/pii/S0305440310002815" text:style-name="Internet_20_link" text:visited-style-name="Visited_20_Internet_20_Link"><text:span text:style-name="T88">http://www.sciencedirect.com/science/article/pii/S0305440310002815</text:span></text:a></text:p>
        </text:list-item>
      </text:list>
      <text:p text:style-name="P66"/>
      <text:p text:style-name="P62"><text:soft-page-break/>(3) Reuse potential</text:p>
      <text:p text:style-name="P52">The present software allowed only to read CSV files . Importations of fixed raw data are possible to be run in Python3.2.5 or Script.</text:p>
      <text:p text:style-name="P59"><text:span text:style-name="T42">Software is updated and ready to be used under the specific conditons previously stablished. Storage <text:s/>in GitHub allowed <text:s/>a safe and scure space to download the software and reuse or complement internal architecture to improve porpuoses. </text:span><text:span text:style-name="T51">Users may decided to restructure arguments to adapt the performance to different fields.</text:span></text:p>
      <text:p text:style-name="P61"><text:span text:style-name="T51">S</text:span><text:span text:style-name="T42">upport mechanisms </text:span><text:span text:style-name="T51">include <text:s/>remote access to versions previously storage in GitHub through the repository </text:span><text:span text:style-name="T56">UOA-MEDSCI-736/Luxo736-project-dental</text:span><text:span text:style-name="T42">.</text:span></text:p>
      <text:p text:style-name="P47"/>
      <text:p text:style-name="P62">Acknowledgements</text:p>
      <text:p text:style-name="P60"><text:span text:style-name="T37">Special acknowledge to all the teaching staff that give us the possibility to increase our skills and encorage </text:span><text:span text:style-name="T72">us</text:span><text:span text:style-name="T37"> to </text:span><text:span text:style-name="T72">take the adventure to develop a programming project.</text:span></text:p>
      <text:p text:style-name="P55">Addionally to classmates that contribute in different possitive ways to finalize the project.</text:p>
      <text:p text:style-name="P47"/>
      <text:p text:style-name="P44">Funding statement </text:p>
      <text:p text:style-name="P54">Vice Chancellors Strategic Development Fund 2015, University of Auckland</text:p>
      <text:p text:style-name="P47"/>
      <text:p text:style-name="P44">Competing interests </text:p>
      <text:p text:style-name="P54"/>
      <text:p text:style-name="P54">The authors declare that they have no competing interests.</text:p>
      <text:p text:style-name="P47"/>
      <text:p text:style-name="P44">References </text:p>
      <text:p text:style-name="P73"/>
      <text:p text:style-name="P74"><text:span text:style-name="T85">[1] <text:tab/></text:span><text:span text:style-name="T89">P. Duerden, J.R. Bird, E. Clayton 2002.Nuclear Instruments and Methods in Physics Research Section B: Beam Interactions with Materials and Atoms.Volume 3, Issues 1–3, April–May 1984, Pages 419-423 </text:span><text:bookmark text:name="doi-value"/><text:a xlink:type="simple" xlink:href="http://dx.doi.org/10.1016/0168-583X%2884%2990410-5" office:target-frame-name="_blank" xlink:show="new" text:style-name="Internet_20_link" text:visited-style-name="Visited_20_Internet_20_Link">doi:10.1016/0168-583X(84)90410-5</text:a><text:span text:style-name="T89"> </text:span></text:p>
      <text:p text:style-name="P75"/>
      <text:h text:style-name="P94" text:outline-level="3"/>
      <text:h text:style-name="P94" text:outline-level="3"/>
      <text:p text:style-name="P67"/>
      <text:p text:style-name="P43"/>
      <text:p text:style-name="P43">Copyright Notice</text:p>
      <text:p text:style-name="P54">Authors who publish with this journal agree to the following terms:</text:p>
      <text:p text:style-name="P54"/>
      <text:p text:style-name="P65"><text:span text:style-name="T85">Authors retain copyright </text:span><text:bookmark text:name="_GoBack"/><text:span text:style-name="T85">with the work simultaneously licensed under a </text:span><text:a xlink:type="simple" xlink:href="http://creativecommons.org/licenses/by/3.0/" text:style-name="Internet_20_link" text:visited-style-name="Visited_20_Internet_20_Link"><text:span text:style-name="Internet_20_link"><text:span text:style-name="T85">Creative Commons Attribution License</text:span></text:span></text:a><text:span text:style-name="T85"> that allows others to share the work with an acknowledgement of the work's authorship and initial publication in this journal.</text:span></text:p>
      <text:p text:style-name="P54"/>
      <text:p text:style-name="P64">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P64"/>
      <text:p text:style-name="P4">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Z"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NZ"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499cm" fo:background-color="#ffffff" style:writing-mode="lr-tb" style:layout-grid-color="#c0c0c0" style:layout-grid-lines="2770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6T18:57:19.078792508</dc:date>
    <meta:editing-duration>P1DT18H59M9S</meta:editing-duration>
    <meta:editing-cycles>6</meta:editing-cycles>
    <meta:generator>LibreOffice/5.1.4.2$Linux_X86_64 LibreOffice_project/10m0$Build-2</meta:generator>
    <meta:document-statistic meta:table-count="3" meta:image-count="0" meta:object-count="0" meta:page-count="10" meta:paragraph-count="245" meta:word-count="3218" meta:character-count="21710" meta:non-whitespace-character-count="18614"/>
  </office:meta>
</office:document-meta>
</file>